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f5f2" officeooo:paragraph-rsid="0003f5f2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ml=</text:p>
      <text:p text:style-name="P1">&lt;html&gt;</text:p>
      <text:p text:style-name="P1">&lt;head&gt; </text:p>
      <text:p text:style-name="P1">&lt;meta http-equiv="Content-Type" content="text/html; charset=UTF-8"/&gt;</text:p>
      <text:p text:style-name="P1">&lt;meta name="applicable-device" content="pc"/&gt;</text:p>
      <text:p text:style-name="P1">&lt;meta name="sogou_site_verification" content="KBfAdbREGC"/&gt;</text:p>
      <text:p text:style-name="P1">&lt;meta name="360-site-verification" content="41d14344c3c2f214d20e43c58b8263c7"/&gt;</text:p>
      <text:p text:style-name="P1"><text:s/>&lt;meta name="baidu-site-verification" content="JbO6nIIClS"/&gt;</text:p>
      <text:p text:style-name="P1"/>
      <text:p text:style-name="P1"/>
      <text:p text:style-name="P1">&lt;title&gt;&amp;#36134;&amp;#25143;&amp;#20313;&amp;#39069;&amp;#65293;OKCoin&amp;#27604;&amp;#29305;&amp;#24065;&amp;#20132;&amp;#26131;&amp;#24179;&amp;#21488;&lt;/title&gt;</text:p>
      <text:p text:style-name="P1">&lt;meta name="Keywords" content="&amp;#27604;&amp;#29305;&amp;#24065;,&amp;#33713;&amp;#29305;&amp;#24065;,&amp;#27604;&amp;#29305;&amp;#24065;&amp;#20132;&amp;#26131;&amp;#24179;&amp;#21488;,&amp;#27604;&amp;#29305;&amp;#24065;&amp;#20132;&amp;#26131;&amp;#32593;,&amp;#27604;&amp;#29305;&amp;#24065;&amp;#20013;&amp;#22269;&amp;#20132;&amp;#26131;&amp;#24179;&amp;#21488;,&amp;#27604;&amp;#29305;&amp;#24065;&amp;#34892;&amp;#24773;,&amp;#27604;&amp;#29305;&amp;#24065;&amp;#20215;&amp;#26684;,&amp;#27604;&amp;#29305;&amp;#24065;&amp;#20013;&amp;#22269;,&amp;#27604;&amp;#29305;&amp;#24065;&amp;#23448;&amp;#32593;,&amp;#24065;&amp;#34892;&amp;#32593;"/&gt;</text:p>
      <text:p text:style-name="P1">&lt;meta name="Description" content="OKCoin&amp;#24065;&amp;#34892;&amp;#32593;&amp;#26159;&amp;#20013;&amp;#22269;&amp;#26368;&amp;#19987;&amp;#19994;&amp;#30340;&amp;#27604;&amp;#29305;&amp;#24065;&amp;#20132;&amp;#26131;&amp;#24179;&amp;#21488;,&amp;#37319;&amp;#29992;ssl,&amp;#20919;&amp;#23384;&amp;#20648;,gslb,&amp;#20998;&amp;#24067;&amp;#24335;&amp;#26381;&amp;#21153;&amp;#22120;&amp;#31561;&amp;#20808;&amp;#36827;&amp;#25216;&amp;#26415;,&amp;#30830;&amp;#20445;&amp;#27604;&amp;#29305;&amp;#24065;&amp;#20132;&amp;#26131;&amp;#30340;&amp;#23433;&amp;#20840;,&amp;#24555;&amp;#25463;,&amp;#31283;&amp;#23450;&amp;#12290;&amp;#27604;&amp;#29305;&amp;#24065;&amp;#20215;&amp;#26684;&amp;#23454;&amp;#26102;&amp;#26356;&amp;#26032;,&amp;#20805;&amp;#20540;&amp;#23454;&amp;#26102;&amp;#21040;&amp;#36134;&amp;#20026;&amp;#24744;&amp;#25552;&amp;#20379;&amp;#26368;&amp;#22909;&amp;#30340;&amp;#27604;&amp;#29305;&amp;#24065;&amp;#20132;&amp;#26131;&amp;#20307;&amp;#39564;&amp;#12290;&amp;#25171;&amp;#36896;&amp;#26368;&amp;#19987;&amp;#19994;&amp;#30340;&amp;#27604;&amp;#29305;&amp;#24065;&amp;#20013;&amp;#22269;&amp;#20132;&amp;#26131;&amp;#24179;&amp;#21488;&amp;#12290;"/&gt;</text:p>
      <text:p text:style-name="P1">&lt;meta name="Author" content="okcoin"/&gt;</text:p>
      <text:p text:style-name="P1">&lt;meta name="Copyright" content="OKCoin.cn"/&gt;</text:p>
      <text:p text:style-name="P1">&lt;link rel="icon" href="https://img.bafang.com/v_20170823002/okcoin/favicon.ico" type="image/x-icon"/&gt;</text:p>
      <text:p text:style-name="P1">&lt;link rel="shortcut icon" href="https://img.bafang.com/v_20170823002/okcoin/favicon.ico" type="image/x-icon"/&gt;</text:p>
      <text:p text:style-name="P1"/>
      <text:p text:style-name="P1"><text:tab/>&lt;link rel="apple-touch-icon" href="https://img.bafang.com/v_20170823002/okcoin/image/favicon_okcoinCNY.png"/&gt;</text:p>
      <text:p text:style-name="P1"/>
      <text:p text:style-name="P1">&lt;link href="https://img.bafang.com/v_20170823002/okcoin/css/coincommon_v2.css" rel="stylesheet" type="text/css" media="screen, projection"/&gt;</text:p>
      <text:p text:style-name="P1">&lt;link href="https://img.bafang.com/v_20170823002/okcoin/css/chat/chat.css" rel="stylesheet" type="text/css" media="screen, projection"/&gt;</text:p>
      <text:p text:style-name="P1">&lt;link href="https://img.bafang.com/v_20170823002/okcoin/css/jquery/jquery-ui.css" rel="stylesheet" type="text/css" media="screen, projection"/&gt;</text:p>
      <text:p text:style-name="P1"/>
      <text:p text:style-name="P1"><text:tab/>&lt;link href="https://img.bafang.com/v_20170823002/okcoin/css/bodych.css" rel="stylesheet" type="text/css" media="screen, projection"/&gt;</text:p>
      <text:p text:style-name="P1"/>
      <text:p text:style-name="P1">&lt;link href="https://img.bafang.com/v_20170823002/okcoin/css/common.css" rel="stylesheet" type="text/css" media="screen, projection"/&gt;</text:p>
      <text:p text:style-name="P1"><text:soft-page-break/>&lt;link href="https://img.bafang.com/v_20170823002/okcoin/css/account/index.css?v=1" rel="stylesheet" type="text/css" media="screen, projection"/&gt;</text:p>
      <text:p text:style-name="P1"/>
      <text:p text:style-name="P1"/>
      <text:p text:style-name="P1">&lt;script id="spotAccountRowTemplate" type="text/template"&gt;</text:p>
      <text:p text:style-name="P1"><text:tab/>{{each currencies}}</text:p>
      <text:p text:style-name="P1"><text:tab/>&amp;lt;tr class="spot-row {{$value.online == 0 ? 'offline' : ''}}"&amp;gt;</text:p>
      <text:p text:style-name="P1"><text:tab/><text:tab/>&amp;lt;td&amp;gt;</text:p>
      <text:p text:style-name="P1"><text:s text:c="12"/>{{$value.currency}}{{if $value.online == 0}}(&amp;#24453;&amp;#19978;&amp;#26550;){{/if}}</text:p>
      <text:p text:style-name="P1"><text:s text:c="8"/>&amp;lt;/td&amp;gt;</text:p>
      <text:p text:style-name="P1"><text:tab/><text:tab/>&amp;lt;td&amp;gt;{{$value.available}}&amp;lt;/td&amp;gt;</text:p>
      <text:p text:style-name="P1"><text:tab/><text:tab/>&amp;lt;td&amp;gt;{{$value.hold}}&amp;lt;/td&amp;gt;</text:p>
      <text:p text:style-name="P1"><text:tab/><text:tab/>&amp;lt;td&amp;gt;</text:p>
      <text:p text:style-name="P1"><text:tab/><text:tab/><text:tab/>{{if $value.rechargeable}}</text:p>
      <text:p text:style-name="P1"><text:tab/><text:tab/><text:tab/><text:tab/>{{if $value.currencyId == 3}}</text:p>
      <text:p text:style-name="P1"><text:tab/><text:tab/><text:tab/><text:tab/><text:tab/>&amp;lt;a class="rechargeLink" href="/account/rechargeCny.do?symbol={{$value.currencyId}}"&amp;gt;&amp;#20805;&amp;#20540;&amp;lt;/a&amp;gt;</text:p>
      <text:p text:style-name="P1"><text:tab/><text:tab/><text:tab/><text:tab/>{{else}}</text:p>
      <text:p text:style-name="P1"><text:tab/><text:tab/><text:tab/><text:tab/><text:tab/>&amp;lt;a class="rechargeLink" href="/account/rechargeBtc.do?symbol={{$value.currencyId}}"&amp;gt;&amp;#20805;&amp;#20540;&amp;lt;/a&amp;gt;</text:p>
      <text:p text:style-name="P1"><text:tab/><text:tab/><text:tab/><text:tab/>{{/if}}</text:p>
      <text:p text:style-name="P1"><text:tab/><text:tab/><text:tab/>{{/if}}</text:p>
      <text:p text:style-name="P1"><text:tab/><text:tab/><text:tab/>{{if $value.withdrawable}}</text:p>
      <text:p text:style-name="P1"><text:tab/><text:tab/><text:tab/><text:tab/>{{if $value.currencyId == 3}}</text:p>
      <text:p text:style-name="P1"><text:tab/><text:tab/><text:tab/><text:tab/><text:tab/>&amp;lt;a class="withdrawLink" href="/account/withdrawCny.do?symbol={{$value.currencyId}}"&amp;gt;&amp;#25552;&amp;#29616;&amp;lt;/a&amp;gt;</text:p>
      <text:p text:style-name="P1"><text:tab/><text:tab/><text:tab/><text:tab/>{{else}}</text:p>
      <text:p text:style-name="P1"><text:tab/><text:tab/><text:tab/><text:tab/><text:tab/>&amp;lt;a class="withdrawLink" href="/account/withdrawBtc.do?symbol={{$value.currencyId}}"&amp;gt;&amp;#25552;&amp;#29616;&amp;lt;/a&amp;gt;</text:p>
      <text:p text:style-name="P1"><text:tab/><text:tab/><text:tab/><text:tab/>{{/if}}</text:p>
      <text:p text:style-name="P1"><text:tab/><text:tab/><text:tab/>{{/if}}</text:p>
      <text:p text:style-name="P1"><text:tab/><text:tab/>&amp;lt;/td&amp;gt;</text:p>
      <text:p text:style-name="P1"><text:tab/>&amp;lt;/tr&amp;gt;</text:p>
      <text:p text:style-name="P1"><text:tab/>{{/each}}</text:p>
      <text:p text:style-name="P1">&lt;/script&gt;</text:p>
      <text:p text:style-name="P1"/>
      <text:p text:style-name="P1">&lt;script&gt;</text:p>
      <text:p text:style-name="P1"><text:s text:c="4"/>var accountLangInJSP = {</text:p>
      <text:p text:style-name="P1"><text:s text:c="8"/>recharge: '&amp;#20805;&amp;#20540;',</text:p>
      <text:p text:style-name="P1"><text:s text:c="8"/>withdraw: '&amp;#25552;&amp;#29616;',</text:p>
      <text:p text:style-name="P1"><text:s text:c="8"/>accountLoadDataError: '&amp;#25968;&amp;#25454;&amp;#21152;&amp;#36733;&amp;#22833;&amp;#36133;&amp;#65292;&amp;#35831;&amp;#26816;&amp;#26597;&amp;#32593;&amp;#32476;&amp;#21518;&amp;#37325;&amp;#35797;'</text:p>
      <text:p text:style-name="P1"><text:s text:c="4"/>};</text:p>
      <text:p text:style-name="P1">&lt;/script&gt;</text:p>
      <text:p text:style-name="P1"/>
      <text:p text:style-name="P1">&lt;/head&gt;</text:p>
      <text:p text:style-name="P1">&lt;body&gt;</text:p>
      <text:p text:style-name="P1"/>
      <text:p text:style-name="P1"/>
      <text:p text:style-name="P1"><text:soft-page-break/>&lt;link href="https://img.bafang.com/v_20170823002/okcoin/css/common.css" rel="stylesheet" type="text/css" media="screen, projection"/&gt;</text:p>
      <text:p text:style-name="P1"/>
      <text:p text:style-name="P1">&lt;script type="text/javascript"&gt;</text:p>
      <text:p text:style-name="P1"><text:s text:c="4"/>var islogin = true;</text:p>
      <text:p text:style-name="P1"><text:s text:c="4"/>var site_flag = 1;</text:p>
      <text:p text:style-name="P1"><text:s text:c="4"/>var if_offline=1;</text:p>
      <text:p text:style-name="P1">&lt;/script&gt;</text:p>
      <text:p text:style-name="P1">&lt;input type="hidden" id="rate_cny" value="6.6679"/&gt;</text:p>
      <text:p text:style-name="P1">&lt;input type="hidden" id="current_symbol" value="0"/&gt;</text:p>
      <text:p text:style-name="P1"/>
      <text:p text:style-name="P1"/>
      <text:p text:style-name="P1"/>
      <text:p text:style-name="P1">&lt;div class="blind" style="top:0px;" id="blind"&gt;</text:p>
      <text:p text:style-name="P1"/>
      <text:p text:style-name="P1">&lt;/div&gt;</text:p>
      <text:p text:style-name="P1"/>
      <text:p text:style-name="P1"/>
      <text:p text:style-name="P1"/>
      <text:p text:style-name="P1">&lt;div class="nav1 clear" id="nav1" style=""&gt;</text:p>
      <text:p text:style-name="P1"><text:s text:c="4"/>&lt;div class="nav1-sub clear" style="width:1180px;"&gt;</text:p>
      <text:p text:style-name="P1"><text:s text:c="8"/></text:p>
      <text:p text:style-name="P1"><text:s text:c="12"/></text:p>
      <text:p text:style-name="P1"><text:s text:c="16"/></text:p>
      <text:p text:style-name="P1"><text:s text:c="12"/></text:p>
      <text:p text:style-name="P1"><text:s text:c="12"/></text:p>
      <text:p text:style-name="P1"><text:s text:c="12"/></text:p>
      <text:p text:style-name="P1"><text:s text:c="12"/></text:p>
      <text:p text:style-name="P1"><text:s text:c="12"/></text:p>
      <text:p text:style-name="P1"><text:s text:c="12"/></text:p>
      <text:p text:style-name="P1"><text:s text:c="16"/></text:p>
      <text:p text:style-name="P1"><text:s text:c="20"/></text:p>
      <text:p text:style-name="P1"><text:s text:c="24"/></text:p>
      <text:p text:style-name="P1"><text:s text:c="24"/></text:p>
      <text:p text:style-name="P1"><text:s text:c="24"/></text:p>
      <text:p text:style-name="P1"><text:s text:c="24"/></text:p>
      <text:p text:style-name="P1"><text:s text:c="24"/></text:p>
      <text:p text:style-name="P1"><text:s text:c="24"/></text:p>
      <text:p text:style-name="P1"><text:s text:c="20"/></text:p>
      <text:p text:style-name="P1"><text:s text:c="16"/></text:p>
      <text:p text:style-name="P1"><text:s text:c="12"/></text:p>
      <text:p text:style-name="P1"><text:s text:c="8"/></text:p>
      <text:p text:style-name="P1"/>
      <text:p text:style-name="P1"/>
      <text:p text:style-name="P1"><text:s text:c="12"/>&lt;ul style="padding-left:0px;"&gt;</text:p>
      <text:p text:style-name="P1"><text:s text:c="16"/>&lt;li class="price gray1"&gt;&lt;span&gt;&amp;#26368;&amp;#26032;&amp;#25104;&amp;#20132;&amp;#20215;&lt;/span&gt;&lt;/li&gt;</text:p>
      <text:p text:style-name="P1"><text:s text:c="16"/>&lt;li class="price"&gt;&lt;span class="white"&gt;BTC: &lt;/span&gt; &lt;span class="white"&gt;&amp;#65509;&lt;/span&gt;&lt;span id="bannerBtcLast" class="white"&gt;--&lt;/span&gt;&lt;/li&gt;</text:p>
      <text:p text:style-name="P1"><text:soft-page-break/><text:s text:c="16"/>&lt;li class="price"&gt;&lt;span class="white"&gt;LTC: &lt;/span&gt; &lt;span class="white"&gt;&amp;#65509;&lt;/span&gt;&lt;span id="bannerLtcLast" class="white"&gt;--&lt;/span&gt;&lt;/li&gt;</text:p>
      <text:p text:style-name="P1"><text:s text:c="16"/>&lt;li class="price"&gt;&lt;span class="white"&gt;ETH: &lt;/span&gt; &lt;span class="white"&gt;&amp;#65509;&lt;/span&gt;&lt;span id="bannerEthLast" class="white"&gt;--&lt;/span&gt;&lt;/li&gt;</text:p>
      <text:p text:style-name="P1"><text:s text:c="16"/></text:p>
      <text:p text:style-name="P1"><text:s text:c="16"/>&lt;li class="price gray1" style="padding-left:10px;"&gt;&lt;span&gt;24&amp;#23567;&amp;#26102;&amp;#25104;&amp;#20132;&amp;#37327;&lt;/span&gt;&lt;/li&gt;</text:p>
      <text:p text:style-name="P1"><text:s text:c="16"/>&lt;li class="price"&gt;&lt;span class="white"&gt;BTC: &lt;/span&gt; &lt;span class="white"&gt;&amp;#3647;&lt;/span&gt;&lt;span id="bannerBtcVol" class="white"&gt;--&lt;/span&gt;&lt;/li&gt;</text:p>
      <text:p text:style-name="P1"><text:s text:c="16"/>&lt;li class="price"&gt;&lt;span class="white"&gt;LTC: &lt;/span&gt; &lt;span class="white"&gt;&amp;#321;&lt;/span&gt;&lt;span id="bannerLtcVol" class="white"&gt;--&lt;/span&gt;&lt;/li&gt;</text:p>
      <text:p text:style-name="P1"><text:s text:c="16"/>&lt;li class="price"&gt;&lt;span class="white"&gt;ETH: &lt;/span&gt; &lt;span class="white"&gt;E&lt;/span&gt;&lt;span id="bannerEthVol" class="white"&gt;--&lt;/span&gt;&lt;/li&gt;</text:p>
      <text:p text:style-name="P1"><text:s text:c="16"/></text:p>
      <text:p text:style-name="P1"><text:s text:c="12"/>&lt;/ul&gt;</text:p>
      <text:p text:style-name="P1"><text:s text:c="8"/>&lt;div class="nav-quick"&gt;</text:p>
      <text:p text:style-name="P1"><text:s text:c="12"/>&lt;div class="rightArea"&gt;</text:p>
      <text:p text:style-name="P1"><text:s text:c="16"/></text:p>
      <text:p text:style-name="P1"><text:s text:c="20"/></text:p>
      <text:p text:style-name="P1"><text:s text:c="20"/>&lt;span id="accountlink" class="welcome lightWhite inner"&gt;</text:p>
      <text:p text:style-name="P1"><text:s text:c="28"/>&lt;span id="accountlinkBlock" style="display: inline-block;min-width: 70px;"&gt;</text:p>
      <text:p text:style-name="P1"><text:s text:c="32"/>&lt;span style="display:inline-block;"&gt;</text:p>
      <text:p text:style-name="P1"><text:s text:c="36"/>&lt;a class="nickNameTitle" href="/user/security.do" style="max-width:105px;"&gt;135****6957&lt;/a&gt;</text:p>
      <text:p text:style-name="P1"><text:s text:c="36"/></text:p>
      <text:p text:style-name="P1"><text:s text:c="40"/></text:p>
      <text:p text:style-name="P1"><text:s text:c="36"/></text:p>
      <text:p text:style-name="P1"><text:s text:c="32"/>&lt;/span&gt;</text:p>
      <text:p text:style-name="P1"><text:s text:c="32"/>&lt;a class="logout" href="/user/logout.do" style="margin-left:16px;"&gt;&amp;#36864;&amp;#20986;&lt;/a&gt;</text:p>
      <text:p text:style-name="P1"><text:s text:c="28"/>&lt;/span&gt;</text:p>
      <text:p text:style-name="P1"><text:s text:c="20"/>&lt;/span&gt;</text:p>
      <text:p text:style-name="P1"><text:s text:c="20"/>&lt;span class="moreInfo white" id=""&gt;</text:p>
      <text:p text:style-name="P1"><text:s text:c="24"/>&amp;#26356;&amp;#22810;</text:p>
      <text:p text:style-name="P1"><text:s text:c="24"/>&lt;div class="moreInfoContent"&gt;</text:p>
      <text:p text:style-name="P1"><text:s text:c="28"/>&lt;ul&gt;</text:p>
      <text:p text:style-name="P1"><text:s text:c="32"/></text:p>
      <text:p text:style-name="P1"><text:s text:c="36"/>&lt;li style=""&gt;</text:p>
      <text:p text:style-name="P1"><text:s text:c="40"/>&lt;a href="/fundManagement.html"&gt;&amp;#26032;&amp;#25163;&amp;#25351;&amp;#23548;&lt;/a&gt;</text:p>
      <text:p text:style-name="P1"><text:s text:c="36"/>&lt;/li&gt;</text:p>
      <text:p text:style-name="P1"><text:s text:c="32"/></text:p>
      <text:p text:style-name="P1"><text:s text:c="32"/>&lt;li&gt;</text:p>
      <text:p text:style-name="P1"><text:s text:c="36"/>&lt;a href="/security.html"&gt;&amp;#36164;&amp;#37329;&amp;#23433;&amp;#20840;&lt;/a&gt;</text:p>
      <text:p text:style-name="P1"><text:s text:c="32"/>&lt;/li&gt;</text:p>
      <text:p text:style-name="P1"><text:s text:c="32"/></text:p>
      <text:p text:style-name="P1"><text:s text:c="32"/>&lt;li&gt;</text:p>
      <text:p text:style-name="P1"><text:s text:c="36"/>&lt;a href="/about/question.do"&gt;&amp;#24120;&amp;#35265;&amp;#38382;&amp;#39064;&lt;/a&gt;</text:p>
      <text:p text:style-name="P1"><text:soft-page-break/><text:s text:c="32"/>&lt;/li&gt;</text:p>
      <text:p text:style-name="P1"><text:s text:c="32"/></text:p>
      <text:p text:style-name="P1"><text:s text:c="32"/>&lt;li&gt;</text:p>
      <text:p text:style-name="P1"><text:s text:c="36"/>&lt;a href="/fees.html"&gt;&amp;#36153;&amp;#29575;&amp;#26631;&amp;#20934;&lt;/a&gt;</text:p>
      <text:p text:style-name="P1"><text:s text:c="32"/>&lt;/li&gt;</text:p>
      <text:p text:style-name="P1"><text:s text:c="32"/>&lt;li&gt;</text:p>
      <text:p text:style-name="P1"><text:s text:c="36"/>&lt;a href="/rest_getStarted.html"&gt;API&lt;/a&gt;</text:p>
      <text:p text:style-name="P1"><text:s text:c="32"/>&lt;/li&gt;</text:p>
      <text:p text:style-name="P1"><text:s text:c="32"/></text:p>
      <text:p text:style-name="P1"><text:s text:c="36"/>&lt;li&gt;</text:p>
      <text:p text:style-name="P1"><text:s text:c="40"/>&lt;a href="/reservesTestify.html"&gt;&amp;#30334;&amp;#20998;&amp;#30334;&amp;#20934;&amp;#22791;&amp;#37329;&lt;/a&gt;</text:p>
      <text:p text:style-name="P1"><text:s text:c="36"/>&lt;/li&gt;</text:p>
      <text:p text:style-name="P1"><text:s text:c="32"/></text:p>
      <text:p text:style-name="P1"><text:s text:c="28"/>&lt;/ul&gt;</text:p>
      <text:p text:style-name="P1"><text:s text:c="24"/>&lt;/div&gt;</text:p>
      <text:p text:style-name="P1"><text:s text:c="20"/>&lt;/span&gt;</text:p>
      <text:p text:style-name="P1"><text:s text:c="16"/></text:p>
      <text:p text:style-name="P1"><text:s text:c="20"/>&lt;div id="accountpop" class="accountpop inner"&gt;</text:p>
      <text:p text:style-name="P1"><text:s text:c="24"/>&lt;div class="mycoinmenu" onmouseover="changeAccountlinkCssStyle()" onmouseout="removeAccountlinkCssStyle()"&gt;</text:p>
      <text:p text:style-name="P1"><text:s text:c="28"/>&lt;div style="border-bottom:1px solid #e6e6e6;width:152px;margin:0px 10px;height:30px;"&gt;</text:p>
      <text:p text:style-name="P1"><text:s text:c="32"/>&lt;span class="welcomeNew lightWhite" style="padding:0px;"&gt;</text:p>
      <text:p text:style-name="P1"><text:s text:c="36"/>&lt;span&gt;</text:p>
      <text:p text:style-name="P1"><text:s text:c="40"/>&lt;span style="display:inline-block;width:150px;"&gt;</text:p>
      <text:p text:style-name="P1"><text:s text:c="44"/>&lt;a class="nickNameTitle inner" href="/user/security.do" style="color:#333333;max-width:105px;"&gt;135****6957&lt;/a&gt;</text:p>
      <text:p text:style-name="P1"><text:s text:c="44"/></text:p>
      <text:p text:style-name="P1"><text:s text:c="48"/></text:p>
      <text:p text:style-name="P1"><text:s text:c="44"/></text:p>
      <text:p text:style-name="P1"><text:s text:c="40"/>&lt;/span&gt;</text:p>
      <text:p text:style-name="P1"><text:s text:c="36"/>&lt;/span&gt;</text:p>
      <text:p text:style-name="P1"><text:s text:c="32"/>&lt;/span&gt;</text:p>
      <text:p text:style-name="P1"><text:s text:c="28"/>&lt;/div&gt;</text:p>
      <text:p text:style-name="P1"><text:s text:c="28"/>&lt;div class="clear"&gt;</text:p>
      <text:p text:style-name="P1"><text:s text:c="32"/>&lt;ul&gt;</text:p>
      <text:p text:style-name="P1"><text:s text:c="36"/>&lt;li class="" style="height:35px;line-height:35px;"&gt;&lt;a href="/trade/tradeContent.do" class="bannerTradeContent" style="padding-left:25px;font-size:14px;"&gt;&amp;#20132;&amp;#26131;&amp;#20013;&amp;#24515;&lt;/a&gt;&lt;/li&gt;</text:p>
      <text:p text:style-name="P1"><text:s text:c="32"/>&lt;/ul&gt;</text:p>
      <text:p text:style-name="P1"><text:s text:c="28"/>&lt;/div&gt;</text:p>
      <text:p text:style-name="P1"><text:s text:c="28"/>&lt;div style="border-top:1px solid #e6e6e6;width:152px;margin:0px 10px;"/&gt;</text:p>
      <text:p text:style-name="P1"><text:s text:c="28"/>&lt;div class="clear" style="padding-top:5px;"&gt;</text:p>
      <text:p text:style-name="P1"><text:s text:c="32"/>&lt;div style="height:30px;line-height:30px;padding-left:19px;color:#565c66;"&gt;&lt;span class="fwq basicSetting"&gt;&amp;#22522;&amp;#26412;&amp;#35774;&amp;#32622;&lt;/span&gt;&lt;/div&gt;</text:p>
      <text:p text:style-name="P1"><text:s text:c="32"/>&lt;ul&gt;</text:p>
      <text:p text:style-name="P1"><text:soft-page-break/><text:s text:c="36"/>&lt;li class=""&gt;&lt;a href="/user/security.do" class="bannerSecurity"&gt;&amp;#23433;&amp;#20840;&amp;#20013;&amp;#24515;&lt;/a&gt;&lt;/li&gt;</text:p>
      <text:p text:style-name="P1"><text:s text:c="36"/></text:p>
      <text:p text:style-name="P1"><text:s text:c="40"/></text:p>
      <text:p text:style-name="P1"><text:s text:c="40"/>&lt;li class=""&gt;&lt;a href="/user/userinfo.do" class="bannerAccount"&gt;&amp;#36523;&amp;#20221;&amp;#35748;&amp;#35777;&lt;/a&gt;&lt;/li&gt;</text:p>
      <text:p text:style-name="P1"><text:s text:c="40"/></text:p>
      <text:p text:style-name="P1"><text:s text:c="36"/></text:p>
      <text:p text:style-name="P1"><text:s text:c="36"/>&lt;li class=""&gt;&lt;a href="/user/userConfigures.do" class="notificationset"&gt;&amp;#36890;&amp;#30693;&amp;#35774;&amp;#32622;&lt;/a&gt;&lt;/li&gt;</text:p>
      <text:p text:style-name="P1"><text:s text:c="36"/>&lt;li class=""&gt;&lt;a href="/user/api.do" class="bannerApi"&gt;&amp;#25105;&amp;#30340; API&lt;/a&gt;&lt;/li&gt;</text:p>
      <text:p text:style-name="P1"><text:s text:c="36"/></text:p>
      <text:p text:style-name="P1"><text:s text:c="40"/>&lt;li class=""&gt;&lt;a href="/user/subAccountList.do" class="subuserAccount"&gt;&amp;#36134;&amp;#25143;&amp;#31649;&amp;#29702;&lt;/a&gt;&lt;/li&gt;</text:p>
      <text:p text:style-name="P1"><text:s text:c="36"/></text:p>
      <text:p text:style-name="P1"><text:s text:c="32"/>&lt;/ul&gt;</text:p>
      <text:p text:style-name="P1"><text:s text:c="28"/>&lt;/div&gt;</text:p>
      <text:p text:style-name="P1"><text:s text:c="28"/>&lt;div style="border-top:1px solid #e6e6e6;width:152px;margin:0px 10px;"/&gt;</text:p>
      <text:p text:style-name="P1"><text:s text:c="28"/>&lt;div class="clear" style="padding-top:5px;color:#565c66;"&gt;</text:p>
      <text:p text:style-name="P1"><text:s text:c="32"/>&lt;div style="height:30px;line-height:30px;padding-left:19px;"&gt;&lt;span class="fwq questionAnswer1"&gt;&amp;#25903;&amp;#25345;&lt;/span&gt;&lt;/div&gt;</text:p>
      <text:p text:style-name="P1"><text:s text:c="32"/>&lt;ul class=""&gt;</text:p>
      <text:p text:style-name="P1"><text:s text:c="36"/>&lt;li&gt;&lt;a href="/question/question.do" class="bannerQuestion"&gt;&amp;#21457;&amp;#36215;&amp;#25552;&amp;#38382;&lt;/a&gt;&lt;/li&gt;</text:p>
      <text:p text:style-name="P1"><text:s text:c="36"/>&lt;li&gt;&lt;a href="/question/questionColumn.do" class="bannerQuestionList"&gt;&amp;#38382;&amp;#39064;&amp;#21015;&amp;#34920;&lt;/a&gt;&lt;/li&gt;</text:p>
      <text:p text:style-name="P1"><text:s text:c="36"/></text:p>
      <text:p text:style-name="P1"><text:s text:c="40"/>&lt;li&gt;&lt;a href="/about/question.do" class="bannerFaq"&gt;FAQ&lt;/a&gt;&lt;/li&gt;</text:p>
      <text:p text:style-name="P1"><text:s text:c="40"/>&lt;li&gt;&lt;a href="/shequindex.html" class="bannerForum"&gt;&amp;#35770;&amp;#22363;&lt;/a&gt;&lt;/li&gt;</text:p>
      <text:p text:style-name="P1"><text:s text:c="36"/></text:p>
      <text:p text:style-name="P1"><text:s text:c="36"/></text:p>
      <text:p text:style-name="P1"><text:s text:c="32"/>&lt;/ul&gt;</text:p>
      <text:p text:style-name="P1"><text:s text:c="28"/>&lt;/div&gt;</text:p>
      <text:p text:style-name="P1"><text:s text:c="28"/>&lt;div style="border-top:1px solid #e6e6e6;width:152px;margin:0px 10px;"/&gt;</text:p>
      <text:p text:style-name="P1"><text:s text:c="28"/>&lt;div class="clear"&gt;</text:p>
      <text:p text:style-name="P1"><text:s text:c="32"/>&lt;ul&gt;</text:p>
      <text:p text:style-name="P1"><text:s text:c="36"/>&lt;li style="height:35px;line-height:35px;"&gt;&lt;a class="loginOut" href="/user/logout.do" style="padding-left:25px;font-size:14px;height:35px;line-height:35px;"&gt;&amp;#36864;&amp;#20986;&amp;#36134;&amp;#21495;&lt;/a&gt;&lt;/li&gt;</text:p>
      <text:p text:style-name="P1"><text:s text:c="32"/>&lt;/ul&gt;</text:p>
      <text:p text:style-name="P1"><text:s text:c="28"/>&lt;/div&gt;</text:p>
      <text:p text:style-name="P1"><text:s text:c="24"/>&lt;/div&gt;</text:p>
      <text:p text:style-name="P1"><text:s text:c="20"/>&lt;/div&gt;</text:p>
      <text:p text:style-name="P1"><text:s text:c="16"/></text:p>
      <text:p text:style-name="P1"><text:s text:c="12"/>&lt;/div&gt;</text:p>
      <text:p text:style-name="P1"><text:s text:c="8"/>&lt;/div&gt;</text:p>
      <text:p text:style-name="P1"><text:soft-page-break/><text:s text:c="4"/>&lt;/div&gt;</text:p>
      <text:p text:style-name="P1">&lt;/div&gt;</text:p>
      <text:p text:style-name="P1"/>
      <text:p text:style-name="P1"/>
      <text:p text:style-name="P1"/>
      <text:p text:style-name="P1">&lt;div class="nav_bg2 banner_ch clear" id="nav_bg2"&gt;</text:p>
      <text:p text:style-name="P1"><text:tab/>&lt;div class="head clear" style="position:relative;width:1180px;"&gt;</text:p>
      <text:p text:style-name="P1"><text:s text:c="8"/></text:p>
      <text:p text:style-name="P1"><text:tab/><text:tab/>&lt;div class="loaded-logo1"&gt;</text:p>
      <text:p text:style-name="P1"><text:s text:c="12"/></text:p>
      <text:p text:style-name="P1"><text:s text:c="16"/></text:p>
      <text:p text:style-name="P1"><text:s text:c="20"/>&lt;a href="/"&gt; &lt;img alt="&amp;#27604;&amp;#29305;&amp;#24065;OKCoin" src="https://img.bafang.com/v_20170823002/okcoin/image/new_v1/logoNew.png" width="231" height="59"/&gt;&lt;/a&gt;</text:p>
      <text:p text:style-name="P1"><text:s text:c="16"/></text:p>
      <text:p text:style-name="P1"><text:s text:c="12"/></text:p>
      <text:p text:style-name="P1"><text:tab/><text:tab/>&lt;/div&gt;</text:p>
      <text:p text:style-name="P1"><text:tab/><text:tab/></text:p>
      <text:p text:style-name="P1"><text:s text:c="8"/></text:p>
      <text:p text:style-name="P1"><text:s text:c="8"/>&lt;div style="position:absolute;top:42px;left:240px;"&gt;</text:p>
      <text:p text:style-name="P1"><text:s text:c="12"/>&lt;div style="float:left;position:relative;line-height:20px;"&gt;</text:p>
      <text:p text:style-name="P1"><text:s text:c="16"/>&lt;span class="siteTypeSelect"&gt;</text:p>
      <text:p text:style-name="P1"><text:s text:c="20"/></text:p>
      <text:p text:style-name="P1"><text:s text:c="24"/>&amp;#20154;&amp;#27665;&amp;#24065;</text:p>
      <text:p text:style-name="P1"><text:s text:c="20"/></text:p>
      <text:p text:style-name="P1"><text:s text:c="16"/>&lt;/span&gt;</text:p>
      <text:p text:style-name="P1"><text:s text:c="16"/></text:p>
      <text:p text:style-name="P1"><text:s text:c="20"/></text:p>
      <text:p text:style-name="P1"><text:s text:c="20"/></text:p>
      <text:p text:style-name="P1"><text:s text:c="20"/></text:p>
      <text:p text:style-name="P1"><text:s text:c="16"/></text:p>
      <text:p text:style-name="P1"><text:s text:c="12"/>&lt;/div&gt;</text:p>
      <text:p text:style-name="P1"><text:s text:c="8"/>&lt;/div&gt;</text:p>
      <text:p text:style-name="P1"/>
      <text:p text:style-name="P1"><text:s text:c="8"/></text:p>
      <text:p text:style-name="P1"><text:tab/><text:tab/>&lt;div class="<text:span text:style-name="T2">accountinfo1</text:span>" style="margin-top:15px"&gt;</text:p>
      <text:p text:style-name="P1"><text:s text:c="12"/></text:p>
      <text:p text:style-name="P1"><text:s text:c="12"/>&lt;div class="nav2-up1" style=""&gt;</text:p>
      <text:p text:style-name="P1"><text:s text:c="16"/></text:p>
      <text:p text:style-name="P1"><text:s text:c="16"/></text:p>
      <text:p text:style-name="P1"><text:s text:c="20"/>&lt;div id="bannerAssets" style="height:30px;float:right;display:none;"&gt;</text:p>
      <text:p text:style-name="P1"><text:s text:c="24"/>&lt;ul&gt;</text:p>
      <text:p text:style-name="P1"><text:s text:c="28"/></text:p>
      <text:p text:style-name="P1"><text:s text:c="28"/></text:p>
      <text:p text:style-name="P1"><text:s text:c="28"/></text:p>
      <text:p text:style-name="P1"><text:s text:c="32"/></text:p>
      <text:p text:style-name="P1"><text:s text:c="32"/></text:p>
      <text:p text:style-name="P1"><text:s text:c="28"/></text:p>
      <text:p text:style-name="P1"><text:soft-page-break/><text:s text:c="28"/></text:p>
      <text:p text:style-name="P1"><text:s text:c="28"/>&lt;li&gt;&lt;span class="gray2 fontsize-12 dataTitle"&gt;&amp;#21487;&amp;#29992;&lt;/span&gt;&lt;/li&gt;</text:p>
      <text:p text:style-name="P1"><text:s text:c="28"/>&lt;li class="text" style=""&gt;</text:p>
      <text:p text:style-name="P1"><text:s text:c="32"/>&lt;span class="gray2" style="margin-right:-4px;"&gt;&amp;#165;&lt;/span&gt;</text:p>
      <text:p text:style-name="P1"><text:s text:c="32"/>&lt;span class="money gray2" id="availableCny"&gt;--&lt;/span&gt;</text:p>
      <text:p text:style-name="P1"><text:s text:c="28"/>&lt;/li&gt;</text:p>
      <text:p text:style-name="P1"><text:s text:c="28"/>&lt;li class="text" style=""&gt;&lt;span class="gray2"&gt;BTC&lt;/span&gt;&lt;span class="money gray2" id="available.btc"&gt;0.9462&lt;/span&gt;&lt;/li&gt;</text:p>
      <text:p text:style-name="P1"><text:s text:c="28"/>&lt;li class="text" style="display:none;"&gt;&lt;span class="gray2"&gt;LTC&lt;/span&gt;&lt;span class="money gray2" id="available.ltc"&gt;0.0000&lt;/span&gt;&lt;/li&gt;</text:p>
      <text:p text:style-name="P1"><text:s text:c="28"/>&lt;li class="text" style="display:none;"&gt;&lt;span class="gray2"&gt;ETH&lt;/span&gt;&lt;span class="money gray2" id="available.eth"&gt;0.0002&lt;/span&gt;&lt;/li&gt;</text:p>
      <text:p text:style-name="P1"><text:s text:c="28"/>&lt;li class="text" style="display:none;"&gt;&lt;span class="gray2"/&gt;&lt;span class="money gray2" id="availableEtc"&gt;--&lt;/span&gt;&lt;/li&gt;</text:p>
      <text:p text:style-name="P1"/>
      <text:p text:style-name="P1"><text:s text:c="28"/></text:p>
      <text:p text:style-name="P1"><text:s text:c="28"/>&lt;li class="frozen" style=""&gt;&lt;span class="gray2 fontsize-12 dataTitle"&gt;&amp;#20923;&amp;#32467;&lt;/span&gt;&lt;/li&gt;</text:p>
      <text:p text:style-name="P1"><text:s text:c="28"/>&lt;li class="text" style=""&gt;</text:p>
      <text:p text:style-name="P1"><text:s text:c="32"/>&lt;span class="gray2" style="margin-right:-4px;"&gt;&amp;#165;&lt;/span&gt;</text:p>
      <text:p text:style-name="P1"><text:s text:c="32"/>&lt;span class="money gray2" id="frozenCny"&gt;--&lt;/span&gt;</text:p>
      <text:p text:style-name="P1"><text:s text:c="28"/>&lt;/li&gt;</text:p>
      <text:p text:style-name="P1"><text:s text:c="28"/>&lt;li class="text" style=""&gt;&lt;span class="gray2"&gt;BTC&lt;/span&gt;&lt;span class="money gray2" id="frozen.btc"&gt;0.0000&lt;/span&gt;&lt;/li&gt;</text:p>
      <text:p text:style-name="P1"><text:s text:c="28"/>&lt;li class="text" style="display:none;"&gt;&lt;span class="gray2"&gt;LTC&lt;/span&gt;&lt;span class="money gray2" id="frozen.ltc"&gt;0.0000&lt;/span&gt;&lt;/li&gt;</text:p>
      <text:p text:style-name="P1"><text:s text:c="28"/>&lt;li class="text" style="display:none;"&gt;&lt;span class="gray2"&gt;ETH&lt;/span&gt;&lt;span class="money gray2" id="frozen.eth"&gt;0.0000&lt;/span&gt;&lt;/li&gt;</text:p>
      <text:p text:style-name="P1"><text:s text:c="28"/>&lt;li class="text" style="display:none;"&gt;&lt;span class="gray2"/&gt;&lt;span class="money gray2" id="frozenEtc"&gt;--&lt;/span&gt;&lt;/li&gt;</text:p>
      <text:p text:style-name="P1"><text:s text:c="28"/>&lt;!--&amp;#25105;&amp;#30340;&amp;#36134;&amp;#25143;--&gt;</text:p>
      <text:p text:style-name="P1"><text:s text:c="28"/>&lt;li&gt;&lt;a href="/spot/accountBalance.do"&gt;&lt;span class="gray2 fontsize-12 dataTitle"&gt;&amp;#25105;&amp;#30340;&amp;#36134;&amp;#25143;&lt;/span&gt;&lt;/a&gt;&lt;/li&gt;</text:p>
      <text:p text:style-name="P1"><text:s text:c="28"/>&lt;!--&amp;#20805;&amp;#20540;--&gt;</text:p>
      <text:p text:style-name="P1"><text:s text:c="28"/>&lt;li&gt;</text:p>
      <text:p text:style-name="P1"><text:s text:c="32"/></text:p>
      <text:p text:style-name="P1"><text:s text:c="32"/>&lt;a class="recharge" href="/account/rechargeCny.do"&gt;</text:p>
      <text:p text:style-name="P1"><text:s text:c="36"/>&lt;span class="gray2 fontsize-12 dataTitle"&gt;&amp;#20805;&amp;#20540;&lt;/span&gt;&lt;/a&gt;</text:p>
      <text:p text:style-name="P1"><text:s text:c="32"/></text:p>
      <text:p text:style-name="P1"><text:s text:c="28"/>&lt;/li&gt;</text:p>
      <text:p text:style-name="P1"/>
      <text:p text:style-name="P1"><text:s text:c="24"/>&lt;/ul&gt;</text:p>
      <text:p text:style-name="P1"><text:s text:c="20"/>&lt;/div&gt;</text:p>
      <text:p text:style-name="P1"><text:s text:c="16"/></text:p>
      <text:p text:style-name="P1"><text:s text:c="12"/>&lt;/div&gt;</text:p>
      <text:p text:style-name="P1"/>
      <text:p text:style-name="P1"><text:tab/><text:tab/>&lt;/div&gt;</text:p>
      <text:p text:style-name="P1"><text:tab/><text:tab/>&lt;input type="hidden" id="lendBtc" value="0.0"/&gt;</text:p>
      <text:p text:style-name="P1"><text:soft-page-break/><text:tab/><text:tab/>&lt;input type="hidden" id="lendLtc" value="0.0"/&gt;</text:p>
      <text:p text:style-name="P1"><text:s text:c="8"/>&lt;input type="hidden" id="lendEth" value="0.0"/&gt;</text:p>
      <text:p text:style-name="P1"><text:tab/><text:tab/>&lt;input type="hidden" id="lendCny" value="0.0"/&gt;</text:p>
      <text:p text:style-name="P1"><text:tab/><text:tab/>&lt;input type="hidden" id="bannerborrowsBtc" value="0.0"/&gt;</text:p>
      <text:p text:style-name="P1"><text:tab/><text:tab/>&lt;input type="hidden" id="bannerborrowsLtc" value="0.0"/&gt;</text:p>
      <text:p text:style-name="P1"><text:s text:c="8"/>&lt;input type="hidden" id="bannerborrowsEth" value="0.0"/&gt;</text:p>
      <text:p text:style-name="P1"><text:tab/><text:tab/>&lt;input type="hidden" id="bannerborowsCny" value="0.0"/&gt;</text:p>
      <text:p text:style-name="P1"><text:tab/><text:tab/>&lt;input type="hidden" id="bannerBinterestBtc" value="0.0"/&gt;</text:p>
      <text:p text:style-name="P1"><text:tab/><text:tab/>&lt;input type="hidden" id="bannerBinterestLtc" value="0.0"/&gt;</text:p>
      <text:p text:style-name="P1"><text:s text:c="8"/>&lt;input type="hidden" id="bannerBinterestEth" value="0.0"/&gt;</text:p>
      <text:p text:style-name="P1"><text:tab/><text:tab/>&lt;input type="hidden" id="bannerBinterestCny" value="0.0"/&gt;</text:p>
      <text:p text:style-name="P1"/>
      <text:p text:style-name="P1"><text:tab/><text:tab/>&lt;input type="hidden" id="bannerAccountBtcLast" value="29650.0"/&gt;</text:p>
      <text:p text:style-name="P1"><text:tab/><text:tab/>&lt;input type="hidden" id="bannerAccountLtcLast" value="419.0"/&gt;</text:p>
      <text:p text:style-name="P1"><text:s text:c="8"/>&lt;input type="hidden" id="bannerAccountEthLast" value="2473.93"/&gt;</text:p>
      <text:p text:style-name="P1"><text:s text:c="8"/>&lt;input type="hidden" id="bannerBtcBuy" value="29650.0"/&gt;</text:p>
      <text:p text:style-name="P1"><text:s text:c="8"/>&lt;input type="hidden" id="bannerBtcSell" value="29652.0"/&gt;</text:p>
      <text:p text:style-name="P1"><text:tab/><text:tab/>&lt;input type="hidden" id="bannerLtcBuy" value="418.99"/&gt;</text:p>
      <text:p text:style-name="P1"><text:tab/><text:tab/>&lt;input type="hidden" id="bannerLtcSell" value="419.0"/&gt;</text:p>
      <text:p text:style-name="P1"><text:s text:c="8"/>&lt;input type="hidden" id="bannerEthBuy" value="2472.99"/&gt;</text:p>
      <text:p text:style-name="P1"><text:s text:c="8"/>&lt;input type="hidden" id="bannerEthSell" value="2473.9"/&gt;</text:p>
      <text:p text:style-name="P1"><text:tab/><text:tab/>&lt;input type="hidden" id="bannerUserCnyBalance" value="293.59752"/&gt;</text:p>
      <text:p text:style-name="P1"><text:tab/><text:tab/>&lt;input type="hidden" id="bannerUserLtcBalance" value="0.0"/&gt;</text:p>
      <text:p text:style-name="P1"><text:s text:c="8"/>&lt;input type="hidden" id="bannerUserEthBalance" value="2.5E-4"/&gt;</text:p>
      <text:p text:style-name="P1"><text:tab/><text:tab/>&lt;input type="hidden" id="bannerUserBtcBalance" value="0.946262"/&gt;</text:p>
      <text:p text:style-name="P1"><text:tab/><text:tab/>&lt;input type="hidden" id="bannerFreezeBtcBalance" value="0.0"/&gt;</text:p>
      <text:p text:style-name="P1"><text:tab/><text:tab/>&lt;input type="hidden" id="bannerFreezeLtcBalance" value="0.0"/&gt;</text:p>
      <text:p text:style-name="P1"><text:s text:c="8"/>&lt;input type="hidden" id="bannerFreezeEthBalance" value="0.0"/&gt;</text:p>
      <text:p text:style-name="P1"><text:tab/><text:tab/>&lt;input type="hidden" id="bannerFreezeCnyBalance" value="0.0"/&gt;</text:p>
      <text:p text:style-name="P1"><text:tab/><text:tab/>&lt;input type="hidden" id="bannerBorrowBtcBalance" value="0.0"/&gt;</text:p>
      <text:p text:style-name="P1"><text:tab/><text:tab/>&lt;input type="hidden" id="bannerBorrowLtcBalance" value="0.0"/&gt;</text:p>
      <text:p text:style-name="P1"><text:s text:c="8"/>&lt;input type="hidden" id="bannerBorrowEthBalance" value="0.0"/&gt;</text:p>
      <text:p text:style-name="P1"><text:tab/><text:tab/>&lt;input type="hidden" id="bannerBorrowCnyBalance" value="0.0"/&gt;</text:p>
      <text:p text:style-name="P1"><text:tab/><text:tab/>&lt;input type="hidden" id="bannerLendFreezeBtcBalance" value="0.0"/&gt;</text:p>
      <text:p text:style-name="P1"><text:tab/><text:tab/>&lt;input type="hidden" id="bannerLendFreezeLtcBalanced" value="0.0"/&gt;</text:p>
      <text:p text:style-name="P1"><text:s text:c="8"/>&lt;input type="hidden" id="bannerLendFreezeEthBalance" value="0.0"/&gt;</text:p>
      <text:p text:style-name="P1"><text:tab/><text:tab/>&lt;input type="hidden" id="bannerLendFreezeCnyBalance" value="0.0"/&gt;</text:p>
      <text:p text:style-name="P1"><text:tab/><text:tab/>&lt;input type="hidden" id="bannerFundBtcBalance" value="0.0"/&gt;</text:p>
      <text:p text:style-name="P1"><text:tab/><text:tab/>&lt;input type="hidden" id="bannerFundLtcBalance" value="0.0"/&gt;</text:p>
      <text:p text:style-name="P1"><text:s text:c="8"/>&lt;input type="hidden" id="bannerFundEthBalance" value="0.0"/&gt;</text:p>
      <text:p text:style-name="P1"><text:tab/><text:tab/>&lt;input type="hidden" id="bannerfutureAccountBtcRights" value="0.0"/&gt;</text:p>
      <text:p text:style-name="P1"><text:tab/><text:tab/>&lt;input type="hidden" id="bannerfutureAccountLtcRights" value="0.0"/&gt;</text:p>
      <text:p text:style-name="P1"><text:s text:c="8"/>&lt;input type="hidden" id="bannerfutureAccountEthRights" value="0.0"/&gt;</text:p>
      <text:p text:style-name="P1"><text:tab/><text:tab/>&lt;input type="hidden" id="bannerLendedOutBtcBalance" value="0.0"/&gt;</text:p>
      <text:p text:style-name="P1"><text:tab/><text:tab/>&lt;input type="hidden" id="bannerLendedOutLtcBalance" value="0.0"/&gt;</text:p>
      <text:p text:style-name="P1"><text:s text:c="8"/>&lt;input type="hidden" id="bannerLendedOutEthBalance" value="0.0"/&gt;</text:p>
      <text:p text:style-name="P1"><text:tab/><text:tab/>&lt;input type="hidden" id="bannerLendedOutCnyBalance" value="0.0"/&gt;</text:p>
      <text:p text:style-name="P1"/>
      <text:p text:style-name="P1"/>
      <text:p text:style-name="P1"/>
      <text:p text:style-name="P1"><text:soft-page-break/><text:s text:c="8"/></text:p>
      <text:p text:style-name="P1"><text:tab/><text:tab/>&lt;div class="<text:span text:style-name="T2">accountinfo1</text:span>" style="margin-right:0px;"&gt;</text:p>
      <text:p text:style-name="P1"><text:tab/><text:tab/> <text:s text:c="3"/>&lt;div class="nav2-sub1 clear"&gt;</text:p>
      <text:p text:style-name="P1"><text:tab/><text:tab/> <text:s text:c="7"/>&lt;ul class="menu1" style=""&gt;</text:p>
      <text:p text:style-name="P1"><text:tab/><text:tab/> <text:s text:c="11"/>&lt;li class=""&gt;&lt;a href="/" title="&amp;#39318;&amp;#39029;"&gt; &lt;span class=""&gt;&amp;#39318;&amp;#39029;&lt;/span&gt;&lt;/a&gt;&lt;/li&gt;</text:p>
      <text:p text:style-name="P1"><text:s text:c="20"/></text:p>
      <text:p text:style-name="P1"><text:s text:c="24"/>&lt;li class=""&gt;&lt;a href="/trade/tradeContent.do" title="&amp;#20132;&amp;#26131;&amp;#20013;&amp;#24515;"&gt;&lt;span&gt;&amp;#20132;&amp;#26131;&amp;#20013;&amp;#24515;&lt;/span&gt;&lt;/a&gt;&lt;/li&gt;</text:p>
      <text:p text:style-name="P1"><text:s text:c="20"/></text:p>
      <text:p text:style-name="P1"><text:s text:c="20"/>&lt;li&gt;&lt;a href="https://www.okex.com/spotView.html" target="_blank"&gt;&lt;span&gt;&amp;#24065;&amp;#24065;&amp;#20132;&amp;#26131;&lt;/span&gt;&lt;/a&gt;&lt;/li&gt;</text:p>
      <text:p text:style-name="P1"><text:s text:c="20"/>&lt;li class=""&gt;</text:p>
      <text:p text:style-name="P1"><text:s text:c="24"/></text:p>
      <text:p text:style-name="P1"><text:s text:c="28"/></text:p>
      <text:p text:style-name="P1"><text:s text:c="32"/>&lt;a href="/market-btc.html"&gt;&lt;span&gt;&amp;#34892;&amp;#24773;&amp;#22270;&amp;#34920;&lt;/span&gt;&lt;/a&gt;</text:p>
      <text:p text:style-name="P1"><text:s text:c="28"/></text:p>
      <text:p text:style-name="P1"><text:s text:c="24"/></text:p>
      <text:p text:style-name="P1"><text:s text:c="20"/>&lt;/li&gt;</text:p>
      <text:p text:style-name="P1"><text:s text:c="20"/></text:p>
      <text:p text:style-name="P1"><text:tab/><text:tab/><text:tab/> <text:s text:c="11"/></text:p>
      <text:p text:style-name="P1"><text:tab/><text:tab/><text:tab/> <text:s text:c="15"/>&lt;li class="cur"&gt;&lt;a href="/spot/accountBalance.do" title="&amp;#36164;&amp;#37329;&amp;#31649;&amp;#29702;"&gt;&lt;span&gt;&amp;#36164;&amp;#37329;&amp;#31649;&amp;#29702;&lt;/span&gt;&lt;/a&gt;&lt;/li&gt;</text:p>
      <text:p text:style-name="P1"><text:tab/><text:tab/><text:tab/> <text:s text:c="11"/></text:p>
      <text:p text:style-name="P1"><text:tab/><text:tab/> <text:s text:c="11"/></text:p>
      <text:p text:style-name="P1"><text:tab/><text:tab/> <text:s text:c="11"/></text:p>
      <text:p text:style-name="P1"><text:tab/><text:tab/> <text:s text:c="11"/><text:tab/>&lt;li class=""&gt;&lt;a href="/user/security.do" title="&amp;#20010;&amp;#20154;&amp;#20013;&amp;#24515;"&gt;&lt;span&gt;&amp;#20010;&amp;#20154;&amp;#20013;&amp;#24515;&lt;/span&gt;&lt;/a&gt;&lt;/li&gt;</text:p>
      <text:p text:style-name="P1"><text:s text:c="24"/>&lt;li style="position: relative;"&gt;</text:p>
      <text:p text:style-name="P1"><text:s text:c="28"/>&lt;a class="more " id="moreMenu"&gt;&amp;#20135;&amp;#21697;&lt;em/&gt;&lt;/a&gt;</text:p>
      <text:p text:style-name="P1"><text:tab/><text:tab/> <text:s text:c="11"/><text:tab/><text:tab/>&lt;div class="moreMenu" id="moreMenuCont" style="display: none;top:40px;right:-8px;"&gt;</text:p>
      <text:p text:style-name="P1"><text:s text:c="32"/></text:p>
      <text:p text:style-name="P1"><text:s text:c="36"/>&lt;p&gt;&lt;a href="/client.html" title="APP&amp;#23458;&amp;#25143;&amp;#31471;"&gt;&lt;span&gt;APP&amp;#23458;&amp;#25143;&amp;#31471;&lt;/span&gt;&lt;/a&gt;&lt;/p&gt;</text:p>
      <text:p text:style-name="P1"><text:s text:c="36"/>&lt;p&gt;&lt;a href="/tcat-3-301.html" title="&amp;#36164;&amp;#35759;"&gt;&lt;span&gt;&amp;#36164;&amp;#35759;&lt;/span&gt;&lt;/a&gt;&lt;/p&gt;</text:p>
      <text:p text:style-name="P1"><text:s text:c="36"/>&lt;p&gt;&lt;a target="_blank" href="https://w.okcoin.cn" title="&amp;#38065;&amp;#21253;"&gt;&lt;span&gt;&amp;#38065;&amp;#21253;&lt;/span&gt;&lt;/a&gt;&lt;/p&gt;</text:p>
      <text:p text:style-name="P1"><text:s text:c="36"/>&lt;p&gt;&lt;a target="_blank" href="https://w.okcoin.cn/onchain/index.do" title="&amp;#20445;&amp;#38505;&amp;#26588;"&gt;&lt;span&gt;&amp;#20445;&amp;#38505;&amp;#26588;&lt;/span&gt;&lt;/a&gt;&lt;/p&gt;</text:p>
      <text:p text:style-name="P1"><text:s text:c="36"/>&lt;p&gt;&lt;a target="_blank" href="https://w.okcoin.cn/open/openIndex.do" title="&amp;#24320;&amp;#25918;&amp;#24179;&amp;#21488;"&gt;&lt;span&gt;&amp;#24320;&amp;#25918;&amp;#24179;&amp;#21488;&lt;/span&gt;&lt;/a&gt;&lt;/p&gt;</text:p>
      <text:p text:style-name="P1"><text:soft-page-break/><text:s text:c="36"/>&lt;p&gt;&lt;a target="_blank" href="http://block.okcoin.cn/" title="&amp;#21306;&amp;#22359;&amp;#25968;&amp;#25454;"&gt;&lt;span&gt;&amp;#21306;&amp;#22359;&amp;#25968;&amp;#25454;&lt;/span&gt;&lt;/a&gt;&lt;/p&gt;</text:p>
      <text:p text:style-name="P1"><text:s text:c="32"/></text:p>
      <text:p text:style-name="P1"><text:s text:c="28"/>&lt;/div&gt;</text:p>
      <text:p text:style-name="P1"><text:tab/><text:tab/> <text:s text:c="11"/><text:tab/>&lt;/li&gt;</text:p>
      <text:p text:style-name="P1"><text:tab/><text:tab/> <text:s text:c="11"/></text:p>
      <text:p text:style-name="P1"><text:tab/><text:tab/><text:tab/><text:tab/><text:tab/></text:p>
      <text:p text:style-name="P1"><text:tab/><text:tab/> <text:s text:c="7"/>&lt;/ul&gt;</text:p>
      <text:p text:style-name="P1"><text:tab/><text:tab/> <text:s text:c="3"/>&lt;/div&gt;</text:p>
      <text:p text:style-name="P1"><text:tab/><text:tab/>&lt;/div&gt;</text:p>
      <text:p text:style-name="P1"><text:tab/>&lt;/div&gt;</text:p>
      <text:p text:style-name="P1">&lt;/div&gt;</text:p>
      <text:p text:style-name="P1"/>
      <text:p text:style-name="P1"/>
      <text:p text:style-name="P1">&lt;input type="hidden" id="error_" value=""/&gt;</text:p>
      <text:p text:style-name="P1">&lt;input type="hidden" id="futureaccount_hidden" value="0.0"/&gt;</text:p>
      <text:p text:style-name="P1">&lt;input type="hidden" id="fundValue_hidden" value="0.0"/&gt;</text:p>
      <text:p text:style-name="P1">&lt;input type="hidden" id="banner_site_flag" value="1"/&gt;</text:p>
      <text:p text:style-name="P1"/>
      <text:p text:style-name="P1">&lt;script type="text/javascript" src="https://img.bafang.com/v_20170823002/okcoin/js3.0/lib/jquery.js"/&gt;</text:p>
      <text:p text:style-name="P1">&lt;script type="text/javascript" src="https://img.bafang.com/v_20170823002/okcoin/js3.0/Tools/ajax.js"/&gt;</text:p>
      <text:p text:style-name="P1">&lt;script type="text/javascript" src="https://img.bafang.com/v_20170823002/okcoin/js/keyboard/keyboard.js"/&gt;</text:p>
      <text:p text:style-name="P1">&lt;script type="text/javascript" src="https://img.bafang.com/v_20170823002/okcoin/js3.0/Tools/Calculate.js"/&gt;</text:p>
      <text:p text:style-name="P1">&lt;script type="text/javascript" src="https://img.bafang.com/v_20170823002/okcoin/js3.0/component/bannerTicker.js"/&gt;</text:p>
      <text:p text:style-name="P1">&lt;script type="text/javascript"&gt;</text:p>
      <text:p text:style-name="P1"/>
      <text:p text:style-name="P1"><text:s text:c="4"/>function changeSiteTypeSelectClassOver(){</text:p>
      <text:p text:style-name="P1"><text:s text:c="8"/>document.getElementById("siteTypeSelect").className="siteTypeSelectUr";</text:p>
      <text:p text:style-name="P1"><text:s text:c="4"/>}</text:p>
      <text:p text:style-name="P1"><text:s text:c="4"/>function changeSiteTypeSelectClassOut(){</text:p>
      <text:p text:style-name="P1"><text:s text:c="8"/>document.getElementById("siteTypeSelect").className="siteTypeSelect";</text:p>
      <text:p text:style-name="P1"><text:s text:c="4"/>}</text:p>
      <text:p text:style-name="P1">// <text:s text:c="3"/>function gotoMoni() {</text:p>
      <text:p text:style-name="P1">//<text:tab/> <text:s text:c="3"/>var loginSuccess;</text:p>
      <text:p text:style-name="P1">//<text:tab/> <text:s text:c="3"/>jQuery.ajax({</text:p>
      <text:p text:style-name="P1">//<text:tab/><text:tab/> <text:s text:c="3"/>url: '/user/loginMoniUser.do',</text:p>
      <text:p text:style-name="P1">//<text:tab/><text:tab/> <text:s text:c="3"/>async: false,</text:p>
      <text:p text:style-name="P1">//<text:tab/><text:tab/> <text:s text:c="3"/>success: function(data) {</text:p>
      <text:p text:style-name="P1">//<text:tab/><text:tab/><text:tab/> <text:s text:c="3"/>var result = eval('(' + data + ')');</text:p>
      <text:p text:style-name="P1">//<text:tab/><text:tab/><text:tab/> <text:s text:c="3"/>if (result != null &amp;amp;&amp;amp; result.resultCode === 1) {</text:p>
      <text:p text:style-name="P1">//<text:tab/><text:tab/><text:tab/><text:tab/> <text:s text:c="3"/>loginSuccess = true;</text:p>
      <text:p text:style-name="P1">//<text:tab/><text:tab/><text:tab/> <text:s text:c="3"/>}</text:p>
      <text:p text:style-name="P1">//<text:tab/><text:tab/> <text:s text:c="3"/>}</text:p>
      <text:p text:style-name="P1">//<text:tab/> <text:s text:c="3"/>});</text:p>
      <text:p text:style-name="P1">//</text:p>
      <text:p text:style-name="P1"><text:soft-page-break/>//<text:tab/> <text:s text:c="3"/>if (loginSuccess) {</text:p>
      <text:p text:style-name="P1">//<text:tab/><text:tab/> <text:s text:c="3"/>var link = document.getElementById("jumpA");</text:p>
      <text:p text:style-name="P1">//<text:tab/><text:tab/> <text:s text:c="3"/>link.click();</text:p>
      <text:p text:style-name="P1">//<text:tab/> <text:s text:c="3"/>} else {</text:p>
      <text:p text:style-name="P1">//<text:tab/><text:tab/> <text:s text:c="3"/>location.href = '/user/login.do';</text:p>
      <text:p text:style-name="P1">//<text:tab/> <text:s text:c="3"/>}</text:p>
      <text:p text:style-name="P1">// <text:s text:c="3"/>}</text:p>
      <text:p text:style-name="P1"/>
      <text:p text:style-name="P1"><text:s text:c="4"/>(function () {</text:p>
      <text:p text:style-name="P1"><text:s text:c="8"/>var isLogin = parseInt("1");</text:p>
      <text:p text:style-name="P1"><text:s text:c="8"/>var path = window.location.pathname;</text:p>
      <text:p text:style-name="P1"><text:s text:c="8"/>if(isLogin&amp;amp;&amp;amp;(path.indexOf('/spot/trade.do')&amp;gt;-1 || /trade\/[a-zA-Z]{3}.do/.exec(path) ||path.indexOf('/market')&amp;gt;-1)){</text:p>
      <text:p text:style-name="P1"><text:s text:c="12"/>document.getElementById('bannerAssets').style.display='block';</text:p>
      <text:p text:style-name="P1"><text:s text:c="8"/>}</text:p>
      <text:p text:style-name="P1"><text:s text:c="4"/>})();</text:p>
      <text:p text:style-name="P1"/>
      <text:p text:style-name="P1"><text:s text:c="4"/>function getHashKey() {</text:p>
      <text:p text:style-name="P1"><text:s text:c="7"/>return window.location.hash.replace('#','').toLowerCase();</text:p>
      <text:p text:style-name="P1"><text:s text:c="4"/>}</text:p>
      <text:p text:style-name="P1"><text:s text:c="4"/>(function () {</text:p>
      <text:p text:style-name="P1"><text:s text:c="8"/>var isLogin = "1";</text:p>
      <text:p text:style-name="P1"><text:s text:c="8"/>isLogin = +isLogin;</text:p>
      <text:p text:style-name="P1"><text:s text:c="8"/>var BASE_URL_AJAX = location.protocol + '//'+ location.host + '/v2';</text:p>
      <text:p text:style-name="P1"><text:s text:c="8"/>if (location.host.indexOf("local") &amp;gt; -1) {</text:p>
      <text:p text:style-name="P1"><text:s text:c="12"/>BASE_URL_AJAX = 'http://localtest.intra.okcoin' + (site_flag == 1 ? '.cn' : '.com') + '/v2';</text:p>
      <text:p text:style-name="P1"><text:s text:c="8"/>}</text:p>
      <text:p text:style-name="P1"><text:s text:c="8"/>var isNotInOldPage = "1";</text:p>
      <text:p text:style-name="P1"><text:s text:c="8"/>isNotInOldPage = +isNotInOldPage;</text:p>
      <text:p text:style-name="P1"><text:s text:c="8"/>if (isLogin) {</text:p>
      <text:p text:style-name="P1"><text:s text:c="12"/>jQuery.ajax({</text:p>
      <text:p text:style-name="P1"><text:s text:c="16"/>url: BASE_URL_AJAX + '/accounts',</text:p>
      <text:p text:style-name="P1"><text:s text:c="16"/>type: 'GET',</text:p>
      <text:p text:style-name="P1"><text:s text:c="16"/>data: {},</text:p>
      <text:p text:style-name="P1"><text:s text:c="16"/>xhrFields: {</text:p>
      <text:p text:style-name="P1"><text:s text:c="20"/>withCredentials: true</text:p>
      <text:p text:style-name="P1"><text:s text:c="16"/>},</text:p>
      <text:p text:style-name="P1"><text:s text:c="16"/>crossDomain: true,</text:p>
      <text:p text:style-name="P1"><text:s text:c="16"/>success: function (response) {</text:p>
      <text:p text:style-name="P1"><text:s text:c="20"/>//console.log(JSON.stringify(response))</text:p>
      <text:p text:style-name="P1"><text:s text:c="20"/>if (!response) {</text:p>
      <text:p text:style-name="P1"><text:s text:c="24"/>return;</text:p>
      <text:p text:style-name="P1"><text:s text:c="20"/>}</text:p>
      <text:p text:style-name="P1"><text:s text:c="20"/>if (response.code === 0) {</text:p>
      <text:p text:style-name="P1"><text:s text:c="24"/>var d = response.data;</text:p>
      <text:p text:style-name="P1"><text:s text:c="24"/>jQuery("#availableCny").html(DownTruncation(d.currencies[3].available, 2));</text:p>
      <text:p text:style-name="P1"><text:s text:c="24"/>jQuery("#frozenCny").html(DownTruncation(d.currencies[3].hold, 2));</text:p>
      <text:p text:style-name="P1"><text:soft-page-break/><text:s text:c="24"/>var _sym=getHashKey();</text:p>
      <text:p text:style-name="P1"/>
      <text:p text:style-name="P1"><text:s text:c="24"/>if(_sym!="") {</text:p>
      <text:p text:style-name="P1"><text:s text:c="28"/>for (var k = 0; k &amp;lt; d.currencies.length; k++) {</text:p>
      <text:p text:style-name="P1"><text:s text:c="32"/>if (d.currencies[k].currency.toLowerCase() === _sym.toLowerCase()) {</text:p>
      <text:p text:style-name="P1"><text:s text:c="36"/>var $span =jQuery("#availableEtc").prev('span');</text:p>
      <text:p text:style-name="P1"><text:s text:c="36"/>if($span.text().trim().length==0){</text:p>
      <text:p text:style-name="P1"><text:s text:c="40"/>var trade = d.currencies[k].currency.toUpperCase();</text:p>
      <text:p text:style-name="P1"><text:s text:c="40"/>$span.html(trade);</text:p>
      <text:p text:style-name="P1"><text:s text:c="40"/>jQuery("#frozenEtc").prev('span').html(trade);</text:p>
      <text:p text:style-name="P1"><text:s text:c="36"/>}</text:p>
      <text:p text:style-name="P1"><text:s text:c="36"/>jQuery("#availableEtc").html(DownTruncation(d.currencies[k].available, 4));</text:p>
      <text:p text:style-name="P1"><text:s text:c="36"/>jQuery("#frozenEtc").html(DownTruncation(d.currencies[k].hold, 4));</text:p>
      <text:p text:style-name="P1"><text:s text:c="32"/>}</text:p>
      <text:p text:style-name="P1"><text:s text:c="28"/>}</text:p>
      <text:p text:style-name="P1"><text:s text:c="24"/>}</text:p>
      <text:p text:style-name="P1"><text:s text:c="24"/>else{</text:p>
      <text:p text:style-name="P1"><text:s text:c="28"/>jQuery("#availableEtc").html(DownTruncation(d.currencies[4].available, 4));</text:p>
      <text:p text:style-name="P1"><text:s text:c="28"/>jQuery("#frozenEtc").html(DownTruncation(d.currencies[4].hold, 4));</text:p>
      <text:p text:style-name="P1"><text:s text:c="24"/>}</text:p>
      <text:p text:style-name="P1"><text:s text:c="24"/>//jQuery("#allasset").html(DownTruncation(d.totalAssets, 2));</text:p>
      <text:p text:style-name="P1"><text:s text:c="20"/>} else {</text:p>
      <text:p text:style-name="P1"><text:s text:c="24"/>console.log(response.msg);</text:p>
      <text:p text:style-name="P1"><text:s text:c="20"/>}</text:p>
      <text:p text:style-name="P1"><text:s text:c="16"/>},</text:p>
      <text:p text:style-name="P1"><text:s text:c="16"/>error: function (xhr, textStatus, err) {</text:p>
      <text:p text:style-name="P1"><text:s text:c="20"/>console.log(textStatus, err);</text:p>
      <text:p text:style-name="P1"><text:s text:c="16"/>}</text:p>
      <text:p text:style-name="P1"><text:s text:c="12"/>});</text:p>
      <text:p text:style-name="P1"><text:s text:c="8"/>}</text:p>
      <text:p text:style-name="P1"/>
      <text:p text:style-name="P1"><text:s text:c="8"/>function CommaFormatted(s, n) {</text:p>
      <text:p text:style-name="P1"><text:s text:c="12"/>var k = n;</text:p>
      <text:p text:style-name="P1"><text:s text:c="12"/>n = n &amp;gt; 0 &amp;amp;&amp;amp; n &amp;lt;= 20 ? n : 2;</text:p>
      <text:p text:style-name="P1"><text:s text:c="12"/>s = parseFloat((s + "").replace(/[^\d\.-]/g, "")).toFixed(n) + "";</text:p>
      <text:p text:style-name="P1"><text:s text:c="12"/>var l = s.split(".")[0].split("").reverse(), r = s.split(".")[1];</text:p>
      <text:p text:style-name="P1"><text:s text:c="12"/>t = "";</text:p>
      <text:p text:style-name="P1"><text:s text:c="12"/>for (var i = 0; i &amp;lt; l.length; i++) {</text:p>
      <text:p text:style-name="P1"><text:s text:c="16"/>t += l[i] + ((i + 1) % 3 == 0 &amp;amp;&amp;amp; (i + 1) != l.length ? "," : "");</text:p>
      <text:p text:style-name="P1"><text:s text:c="12"/>}</text:p>
      <text:p text:style-name="P1"><text:s text:c="12"/>var result =t.split("").reverse().join("") + "." + r;</text:p>
      <text:p text:style-name="P1"><text:s text:c="12"/>if(Number(s)&amp;lt;0){</text:p>
      <text:p text:style-name="P1"><text:s text:c="16"/>if(result!=null&amp;amp;&amp;amp;result.substr(0,2)=="-,"){</text:p>
      <text:p text:style-name="P1"><text:s text:c="20"/>result=result.substr(2,result.length);</text:p>
      <text:p text:style-name="P1"><text:s text:c="20"/>result="-"+result;</text:p>
      <text:p text:style-name="P1"><text:s text:c="16"/>}</text:p>
      <text:p text:style-name="P1"><text:s text:c="12"/>}</text:p>
      <text:p text:style-name="P1"><text:soft-page-break/><text:s text:c="12"/>if(k==0){</text:p>
      <text:p text:style-name="P1"><text:s text:c="16"/>return result.split(".")[0];</text:p>
      <text:p text:style-name="P1"><text:s text:c="12"/>}</text:p>
      <text:p text:style-name="P1"><text:s text:c="12"/>return result;</text:p>
      <text:p text:style-name="P1"><text:s text:c="8"/>}</text:p>
      <text:p text:style-name="P1"><text:s text:c="8"/>function floor(value,scale){</text:p>
      <text:p text:style-name="P1"><text:s text:c="12"/>var sca=Math.pow(10, scale);</text:p>
      <text:p text:style-name="P1"><text:s text:c="12"/>var val=accMul(value,sca);</text:p>
      <text:p text:style-name="P1"><text:s text:c="12"/>val=Math.floor(val);</text:p>
      <text:p text:style-name="P1"><text:s text:c="12"/>return val/sca;</text:p>
      <text:p text:style-name="P1"><text:s text:c="8"/>}</text:p>
      <text:p text:style-name="P1"><text:s text:c="8"/>function accMul(arg1,arg2) {</text:p>
      <text:p text:style-name="P1"><text:s text:c="12"/>var m=0,s1=arg1.toString(),s2=arg2.toString();</text:p>
      <text:p text:style-name="P1"><text:s text:c="12"/>try{m+=s1.split(".")[1].length;}catch(e){}</text:p>
      <text:p text:style-name="P1"><text:s text:c="12"/>try{m+=s2.split(".")[1].length;}catch(e){}</text:p>
      <text:p text:style-name="P1"><text:s text:c="12"/>return Number(s1.replace(".",""))*Number(s2.replace(".",""))/Math.pow(10,m);</text:p>
      <text:p text:style-name="P1"><text:s text:c="8"/>}</text:p>
      <text:p text:style-name="P1"><text:s text:c="8"/>function DownTruncation (val, number) {</text:p>
      <text:p text:style-name="P1"><text:s text:c="12"/>return CommaFormatted(floor(val, number), number);</text:p>
      <text:p text:style-name="P1"><text:s text:c="8"/>}</text:p>
      <text:p text:style-name="P1"><text:s text:c="4"/>})();</text:p>
      <text:p text:style-name="P1"/>
      <text:p text:style-name="P1">&lt;/script&gt;</text:p>
      <text:p text:style-name="P1">&amp;#13;&amp;#13;&amp;#13;&amp;#13;&amp;#13;&lt;div class="okcoinPop" id="fundTransferPop" style="display:none;"&gt;&amp;#13;<text:tab/>&lt;div class="dialog_content" id="dialog_content_fundTransfer" style="width: 495px;"&gt;&amp;#13;<text:tab/><text:tab/>&lt;div class="dialog_title" id="dialog_title_fundTransfer"&gt; &lt;span id="titleInfo"&gt;&amp;#36164;&amp;#37329;&amp;#21010;&amp;#36716;&lt;/span&gt;&amp;#13;<text:tab/><text:tab/><text:tab/><text:tab/>&lt;a href="javascript:void(0);" onclick="closeFundTransferPop();" class="dialog_closed" title="&amp;#20851;&amp;#38381;"/&gt;&amp;#13;<text:tab/><text:tab/>&lt;/div&gt;<text:tab/><text:tab/><text:tab/><text:tab/>&amp;#13;<text:tab/><text:tab/>&lt;div class="dialog_body" style="padding-right:14px;"&gt;&amp;#13;<text:tab/><text:tab/><text:tab/><text:tab/>&lt;ul class="fundTransferUl clear"&gt;&amp;#13;<text:tab/><text:tab/><text:tab/><text:tab/><text:tab/>&lt;li&gt;&amp;#13;<text:tab/><text:tab/><text:tab/><text:tab/><text:tab/><text:tab/>&lt;span class="setLeft"&gt;&amp;#36873;&amp;#25321;&amp;#24065;&amp;#31181;&lt;/span&gt;&amp;#13;<text:tab/><text:tab/><text:tab/><text:tab/><text:tab/><text:tab/>&lt;span class="setRight"&gt;&amp;#13;<text:tab/><text:tab/><text:tab/><text:tab/><text:tab/><text:tab/><text:tab/>&lt;span id="currencySelect" class="sel number" onclick="" codevalue="0"&gt;BTC&lt;/span&gt;&amp;#13;<text:tab/><text:tab/><text:tab/><text:tab/> <text:s text:c="11"/>&lt;ul id="currencySelectBox" class="selContent scroll-y number"&gt;&amp;#13;<text:tab/><text:tab/><text:tab/><text:tab/> <text:s text:c="11"/>&amp;#13;<text:tab/><text:tab/><text:tab/><text:tab/> <text:s text:c="13"/>&lt;li code="20" onclick="currencySelectClick(20)"&gt;CNY&lt;/li&gt;&amp;#13;<text:tab/><text:tab/><text:tab/><text:tab/> <text:s text:c="11"/>&amp;#13;<text:tab/><text:tab/><text:tab/><text:tab/> <text:s text:c="13"/>&lt;li code="0" onclick="currencySelectClick(0)"&gt;BTC&lt;/li&gt;&amp;#13;<text:tab/><text:tab/><text:tab/><text:tab/> <text:s text:c="13"/>&lt;li code="1" onclick="currencySelectClick(1)"&gt;LTC&lt;/li&gt;&amp;#13;<text:tab/><text:tab/><text:tab/><text:tab/> <text:s text:c="11"/>&lt;/ul&gt;&amp;#13;<text:tab/><text:tab/><text:tab/><text:tab/><text:tab/><text:tab/>&lt;/span&gt;&amp;#13;<text:tab/><text:tab/><text:tab/><text:tab/><text:tab/>&lt;/li&gt;&amp;#13;<text:tab/><text:tab/><text:tab/><text:tab/><text:tab/>&lt;li&gt;&amp;#13;<text:tab/><text:tab/><text:tab/><text:tab/><text:tab/><text:tab/>&lt;span class="setLeft"&gt;&amp;#20174;&lt;/span&gt;&amp;#13;<text:tab/><text:tab/><text:tab/><text:tab/><text:tab/><text:tab/>&lt;span class="setRight"&gt;&amp;#13;<text:tab/><text:tab/><text:tab/><text:tab/><text:tab/><text:tab/><text:tab/>&amp;#13;<text:tab/><text:tab/><text:tab/><text:tab/><text:tab/><text:tab/><text:tab/><text:tab/>&lt;span id="outAccountSelect" class="sel" onclick="" codevalue="3"&gt;&amp;#25918;&amp;#27454;&amp;#36134;&amp;#25143;&lt;/span&gt;&amp;#13;<text:tab/><text:tab/><text:tab/><text:tab/><text:tab/><text:tab/><text:tab/>&amp;#13;<text:tab/><text:tab/><text:tab/><text:tab/><text:tab/><text:tab/><text:tab/>&amp;#13;<text:tab/><text:tab/><text:tab/><text:tab/> <text:s text:c="11"/>&lt;ul id="outAccountSelectBox" class="selContent scroll-y"&gt;&amp;#13;<text:tab/><text:tab/><text:soft-page-break/><text:tab/><text:tab/> <text:s text:c="13"/>&lt;li id="out_1" code="1" onclick="outAccountSelectClick(1)"&gt;&amp;#29616;&amp;#36135;&amp;#20132;&amp;#26131;&amp;#36134;&amp;#25143;&lt;/li&gt;&amp;#13;<text:tab/><text:tab/><text:tab/><text:tab/> <text:s text:c="13"/>&amp;#13;<text:tab/><text:tab/><text:tab/><text:tab/> <text:s text:c="13"/><text:tab/>&lt;li id="out_4" code="4" onclick="outAccountSelectClick(4)"&gt;&amp;#32852;&amp;#21512;&amp;#29702;&amp;#36130;&amp;#36134;&amp;#25143;&lt;/li&gt;&amp;#13;<text:tab/><text:tab/><text:tab/><text:tab/> <text:s text:c="13"/>&amp;#13;<text:tab/><text:tab/><text:tab/><text:tab/> <text:s text:c="13"/>&amp;#13;<text:tab/><text:tab/><text:tab/><text:tab/> <text:s text:c="13"/>&lt;li id="out_3" code="3" onclick="outAccountSelectClick(3)"&gt;&amp;#25918;&amp;#27454;&amp;#36134;&amp;#25143;&lt;/li&gt;&amp;#13;<text:tab/><text:tab/><text:tab/><text:tab/> <text:s text:c="13"/>&amp;#13;<text:tab/><text:tab/><text:tab/><text:tab/> <text:s text:c="11"/>&lt;/ul&gt;&amp;#13;<text:tab/><text:tab/><text:tab/><text:tab/> <text:s text:c="11"/>&amp;#13;<text:tab/><text:tab/><text:tab/><text:tab/><text:tab/><text:tab/>&lt;/span&gt;&amp;#13;<text:tab/><text:tab/><text:tab/><text:tab/><text:tab/>&lt;/li&gt;&amp;#13;<text:tab/><text:tab/><text:tab/><text:tab/><text:tab/>&lt;li&gt;&amp;#13;<text:tab/><text:tab/><text:tab/><text:tab/><text:tab/><text:tab/>&lt;span class="setLeft"&gt;&amp;#21010;&amp;#36716;&amp;#33267;&lt;/span&gt;&amp;#13;<text:tab/><text:tab/><text:tab/><text:tab/><text:tab/><text:tab/>&lt;span class="setRight"&gt;&amp;#13;<text:tab/><text:tab/><text:tab/><text:tab/><text:tab/><text:tab/><text:tab/>&amp;#13;<text:tab/><text:tab/><text:tab/><text:tab/><text:tab/><text:tab/><text:tab/><text:tab/>&lt;span id="intAccountSelect" onclick="" codevalue="1"&gt;&amp;#29616;&amp;#36135;&amp;#20132;&amp;#26131;&amp;#36134;&amp;#25143;&lt;/span&gt;&amp;#13;<text:tab/><text:tab/><text:tab/><text:tab/><text:tab/><text:tab/><text:tab/>&amp;#13;<text:tab/><text:tab/><text:tab/><text:tab/> <text:s text:c="11"/>&lt;ul id="intAccountSelectBox" class="selContent scroll-y"&gt;&amp;#13;<text:tab/><text:tab/><text:tab/><text:tab/> <text:s text:c="13"/>&amp;#13;<text:tab/><text:tab/><text:tab/><text:tab/> <text:s text:c="11"/>&lt;/ul&gt;&amp;#13;<text:tab/><text:tab/><text:tab/><text:tab/><text:tab/><text:tab/>&lt;/span&gt;&amp;#13;<text:tab/><text:tab/><text:tab/><text:tab/><text:tab/>&lt;/li&gt;&amp;#13;<text:tab/><text:tab/><text:tab/><text:tab/><text:tab/>&lt;li style="position: relative;"&gt;&amp;#13;<text:tab/><text:tab/><text:tab/><text:tab/><text:tab/><text:tab/>&lt;span class="setLeft"&gt;&amp;#21010;&amp;#36716;&amp;#25968;&amp;#37327;&lt;/span&gt;&amp;#13;<text:tab/><text:tab/><text:tab/><text:tab/><text:tab/><text:tab/>&lt;input id="transferNumberinput" class="fundTransferNumberInput" placeholder="" type="text" onkeyup="limitedTransfer('transferNumberinput');"/&gt;&amp;#13;<text:tab/><text:tab/><text:tab/><text:tab/><text:tab/><text:tab/>&lt;em id="currencySign" class="currencySign"/&gt;&amp;#13;<text:tab/><text:tab/><text:tab/><text:tab/><text:tab/>&lt;/li&gt;&amp;#13;<text:tab/><text:tab/><text:tab/><text:tab/>&amp;#13;<text:tab/><text:tab/><text:tab/><text:tab/>&lt;/ul&gt;&amp;#13;<text:tab/><text:tab/><text:tab/><text:tab/>&lt;div class="transferErrorTips clear" id="transferMessage" style="margin-left: 100px;width: 265px;"/&gt;&amp;#13;<text:tab/><text:tab/><text:tab/><text:tab/>&amp;#13;<text:tab/><text:tab/><text:tab/><text:tab/>&lt;input class="buttonBlue" type="button" onclick="commitTransfer();" id="fundTransferBth" value="&amp;#30830;&amp;#23450;" style="margin-left: 100px;width: 225px;height: 35px;"/&gt;&amp;#13;<text:tab/><text:tab/><text:tab/><text:tab/>&lt;p style="height: 30px;"/&gt;&amp;#13;<text:tab/><text:tab/><text:tab/>&lt;/div&gt; &amp;#13;<text:tab/><text:tab/><text:tab/>&amp;#13;<text:tab/><text:tab/>&lt;/div&gt;&amp;#13;<text:tab/>&lt;/div&gt;&amp;#13; <text:s text:c="3"/>&amp;#13;<text:tab/>&lt;input type="hidden" id="transferSymbolValue" value="-1"/&gt;&amp;#13;&amp;#13;&amp;#13;&lt;script type="text/javascript"&gt;&amp;#13; <text:s text:c="3"/>// &amp;#36164;&amp;#37329;&amp;#21010;&amp;#36716;&amp;#13; <text:s text:c="3"/>function showFundTransferPop() {&amp;#13; <text:s text:c="7"/>transferInit();&amp;#13; <text:s text:c="3"/>}&amp;#13; <text:s text:c="3"/>function closeFundTransferPop() {&amp;#13; <text:s text:c="7"/>document.getElementById("fundTransferPop").style.display="none";&amp;#13; <text:s text:c="7"/>dialogBoxHidden();&amp;#13; <text:s text:c="7"/>jQuery("#currencySelect").html("BTC");&amp;#13; <text:s text:c="7"/>if (site_flag == 1) {&amp;#13; <text:s text:c="11"/>return;&amp;#13; <text:s text:c="7"/>}&amp;#13; <text:s text:c="7"/>document.getElementById("currencySelect").attributes["codeValue"].value=0;&amp;#13; <text:s text:c="7"/>jQuery("#outAccountSelect").html("&amp;#29616;&amp;#36135;&amp;#20132;&amp;#26131;&amp;#36134;&amp;#25143;");&amp;#13; <text:s text:c="7"/>document.getElementById("outAccountSelect").attributes["codeValue"].value=1;&amp;#13; <text:s text:c="7"/>jQuery("#intAccountSelect").html("");&amp;#13; <text:s text:c="7"/>document.getElementById("intAccountSelect").attributes["codeValue"].value=-1;&amp;#13; <text:s text:c="3"/>}&amp;#13;&lt;/script&gt;&amp;#13;&amp;#13;&lt;script type="text/javascript"&gt;&amp;#13;<text:tab/>&amp;#13;<text:tab/>// &amp;#36134;&amp;#25143;&amp;#31867;&amp;#22411;&amp;#13;<text:tab/>var transferAccounts;&amp;#13; <text:tab/>// &amp;#24065;&amp;#31181;&amp;#13;<text:tab/>var transferCurrencys;&amp;#13; <text:tab/>// &amp;#36134;&amp;#25143;&amp;#21644;&amp;#24065;&amp;#31181;&amp;#23545;&amp;#24212;&amp;#30340;&amp;#26368;&amp;#22823;&amp;#21487;&amp;#36716;&amp;#20986;&amp;#37329;&amp;#39069;&amp;#13;<text:tab/>var transferMaxBalanec;&amp;#13;<text:tab/>&amp;#13;<text:tab/>// &amp;#26159;&amp;#21542;&amp;#24320;&amp;#36890;&amp;#22522;&amp;#37329;&amp;#36134;&amp;#25143;&amp;#13;<text:tab/>var transferIsFund;&amp;#13;<text:tab/>// <text:soft-page-break/>&amp;#26159;&amp;#21542;&amp;#24320;&amp;#36890;&amp;#25918;&amp;#36151;&amp;#36134;&amp;#25143;&amp;#13;<text:tab/>var transferIsLendLoanAgreement;&amp;#13;<text:tab/>// &amp;#26159;&amp;#21542;&amp;#24320;&amp;#36890;&amp;#21512;&amp;#32422;&amp;#20132;&amp;#26131;&amp;#36134;&amp;#25143;&amp;#13;<text:tab/>var transferIsFuture;&amp;#13;<text:tab/>&amp;#13;<text:tab/>// &amp;#32593;&amp;#31449;&amp;#22495;&amp;#21517;&amp;#13;<text:tab/>var hostAddress = "https://www.okcoin.cn";&amp;#13;<text:tab/>&amp;#13;<text:tab/>&amp;#13; <text:tab/>&amp;#13;&lt;/script&gt;</text:p>
      <text:p text:style-name="P1">&lt;div class="mainArea clear"&gt;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>&lt;div class="leftMenu"&gt;</text:p>
      <text:p text:style-name="P1"><text:s text:c="2"/>&lt;input type="hidden" id="symbol_banner" value="0"/&gt;</text:p>
      <text:p text:style-name="P1"><text:s text:c="2"/></text:p>
      <text:p text:style-name="P1"><text:s text:c="4"/>&lt;div class="bor noLine"&gt;</text:p>
      <text:p text:style-name="P1"><text:s text:c="6"/>&lt;div class="tradeTitle"&gt;</text:p>
      <text:p text:style-name="P1"><text:s text:c="8"/>&lt;span class="acountManage1"&gt;&amp;#36164;&amp;#37329;&amp;#31649;&amp;#29702;&lt;/span&gt;</text:p>
      <text:p text:style-name="P1"><text:s text:c="6"/>&lt;/div&gt;</text:p>
      <text:p text:style-name="P1"><text:s text:c="6"/>&lt;ul&gt;</text:p>
      <text:p text:style-name="P1"><text:s text:c="8"/></text:p>
      <text:p text:style-name="P1"><text:s text:c="8"/>&lt;li class="cur"&gt;</text:p>
      <text:p text:style-name="P1"><text:s text:c="10"/>&lt;a href="/spot/accountBalance.do" class=""&gt;&amp;#36134;&amp;#25143;&amp;#20313;&amp;#39069;&lt;/a&gt;</text:p>
      <text:p text:style-name="P1"><text:s text:c="8"/>&lt;/li&gt;</text:p>
      <text:p text:style-name="P1"><text:s text:c="8"/>&lt;li class=""&gt;</text:p>
      <text:p text:style-name="P1"><text:s text:c="10"/></text:p>
      <text:p text:style-name="P1"><text:s text:c="10"/>&lt;a href="/account/rechargeCny.do" class=""&gt;&amp;#20805;&amp;#20540;&lt;/a&gt;</text:p>
      <text:p text:style-name="P1"><text:s text:c="10"/></text:p>
      <text:p text:style-name="P1"><text:s text:c="8"/>&lt;/li&gt;</text:p>
      <text:p text:style-name="P1"><text:s text:c="8"/>&lt;li class=""&gt;</text:p>
      <text:p text:style-name="P1"><text:s text:c="10"/></text:p>
      <text:p text:style-name="P1"><text:s text:c="10"/>&lt;a href="/account/withdrawCny.do" class=""&gt;&amp;#25552;&amp;#29616;&lt;/a&gt;</text:p>
      <text:p text:style-name="P1"><text:s text:c="10"/></text:p>
      <text:p text:style-name="P1"><text:s text:c="8"/>&lt;/li&gt;</text:p>
      <text:p text:style-name="P1"><text:s text:c="8"/></text:p>
      <text:p text:style-name="P1"><text:s text:c="8"/>&lt;li class=""&gt;&lt;a href="/spot/record.do" class=""&gt;&amp;#36134;&amp;#21333;&amp;#26126;&amp;#32454;&lt;/a&gt;&lt;/li&gt;</text:p>
      <text:p text:style-name="P1"><text:s text:c="8"/></text:p>
      <text:p text:style-name="P1"><text:s text:c="8"/></text:p>
      <text:p text:style-name="P1"><text:s text:c="8"/>&lt;li class=""&gt;&lt;a href="/reserve/reserveData.do" class=""&gt;&amp;#36164;&amp;#20135;&amp;#23457;&amp;#35745;&lt;/a&gt;&lt;/li&gt;</text:p>
      <text:p text:style-name="P1"><text:s text:c="8"/></text:p>
      <text:p text:style-name="P1"><text:s text:c="8"/></text:p>
      <text:p text:style-name="P1"><text:s text:c="8"/></text:p>
      <text:p text:style-name="P1"><text:s text:c="6"/>&lt;/ul&gt;</text:p>
      <text:p text:style-name="P1"><text:s text:c="4"/>&lt;/div&gt;</text:p>
      <text:p text:style-name="P1"><text:soft-page-break/><text:s text:c="4"/></text:p>
      <text:p text:style-name="P1"><text:s text:c="4"/></text:p>
      <text:p text:style-name="P1"><text:s text:c="2"/></text:p>
      <text:p text:style-name="P1"><text:s text:c="2"/>&amp;#13;&amp;#13;&amp;#13;<text:tab/><text:tab/>&amp;#13;<text:tab/><text:tab/><text:tab/><text:tab/> <text:s/>&lt;div class="bor qqGroup"&gt;&amp;#13;<text:tab/><text:tab/><text:tab/><text:tab/><text:tab/><text:tab/>&lt;div class="tradeTitle"&gt;&amp;#13;<text:tab/><text:tab/><text:tab/><text:tab/><text:tab/><text:tab/><text:tab/>&lt;span class="QQGroup1"&gt;&amp;#26381;&amp;#21153;&amp;#25903;&amp;#25345;&lt;/span&gt;&amp;#13;<text:tab/><text:tab/><text:tab/><text:tab/><text:tab/><text:tab/>&lt;/div&gt;&amp;#13;<text:tab/><text:tab/><text:tab/><text:tab/><text:tab/><text:tab/>&lt;ul class="bor-3"&gt;&amp;#13;<text:tab/><text:tab/><text:tab/><text:tab/><text:tab/><text:tab/><text:tab/>&lt;li class=""&gt;&amp;#13;<text:tab/><text:tab/><text:tab/><text:tab/><text:tab/><text:tab/><text:tab/><text:tab/>&lt;span class="supportQQ fontsize-12 gray3"&gt;&lt;a id="" target="_blank" href="javascript:void(0);" onclick="javascript:openUdesk();"&gt;&amp;#22312;&amp;#32447;&amp;#21672;&amp;#35810;&lt;/a&gt;&lt;/span&gt;&amp;#13;<text:tab/><text:tab/><text:tab/><text:tab/><text:tab/><text:tab/><text:tab/>&lt;/li&gt;&amp;#13;<text:tab/><text:tab/><text:tab/><text:tab/><text:tab/><text:tab/>&lt;/ul&gt;&amp;#13;<text:tab/><text:tab/><text:tab/><text:tab/><text:tab/> <text:s text:c="3"/>&lt;ul class="bor-3"&gt;&amp;#13;<text:tab/><text:tab/><text:tab/><text:tab/><text:tab/><text:tab/> <text:s/>&lt;li id="controlDisplayQQGroup" style="display:none;"&gt;&lt;a onclick="javascript:controlDisplayQQGroup()" class="closeed" style="padding-left:12px;"&gt;&lt;em/&gt;QQ&amp;#20132;&amp;#27969;&amp;#32676;&lt;/a&gt;&lt;/li&gt;&amp;#13;<text:tab/><text:tab/><text:tab/><text:tab/><text:tab/> <text:tab/> <text:s/>&lt;li id="controlHiddenQQGroup"&gt;&lt;a onclick="javascript:controlHiddenQQGroup()" class="open" style="padding-left:12px;"&gt;&lt;em/&gt;QQ&amp;#20132;&amp;#27969;&amp;#32676;&lt;/a&gt;&lt;/li&gt;&amp;#13;<text:tab/><text:tab/><text:tab/><text:tab/><text:tab/> <text:s text:c="3"/>&lt;/ul&gt;&amp;#13;<text:tab/><text:tab/><text:tab/><text:tab/><text:tab/><text:tab/>&lt;ul class="bor-3" id="QQRest" style=""&gt;&amp;#13;<text:tab/><text:tab/><text:tab/><text:tab/><text:tab/><text:tab/><text:tab/>&amp;#13;<text:tab/><text:tab/><text:tab/><text:tab/><text:tab/><text:tab/><text:tab/><text:tab/><text:tab/><text:tab/><text:tab/>&lt;li class=""&gt;&amp;#13;<text:tab/><text:tab/><text:tab/><text:tab/><text:tab/><text:tab/><text:tab/><text:tab/><text:tab/><text:tab/><text:tab/><text:tab/>&lt;span class="fontsize-12 gray3 supportQQ"&gt;&amp;#13; <text:s text:c="51"/>&lt;a id="" class="gray3" target="_blank" href="https://jq.qq.com/?_wv=1027&amp;amp;k=4C0RIk1" title="API&amp;#32676;529057533"&gt;API&amp;#32676;529057533&lt;/a&gt;&amp;#13;<text:tab/><text:tab/><text:tab/><text:tab/><text:tab/><text:tab/><text:tab/><text:tab/><text:tab/><text:tab/><text:tab/><text:tab/>&amp;#13;<text:tab/><text:tab/><text:tab/><text:tab/><text:tab/><text:tab/><text:tab/><text:tab/><text:tab/><text:tab/><text:tab/>&lt;/span&gt;&lt;/li&gt;&amp;#13;<text:tab/><text:tab/><text:tab/><text:tab/><text:tab/><text:tab/><text:tab/>&amp;#13;<text:tab/><text:tab/><text:tab/><text:tab/><text:tab/><text:tab/><text:tab/><text:tab/><text:tab/><text:tab/><text:tab/>&lt;li class=""&gt;&amp;#13;<text:tab/><text:tab/><text:tab/><text:tab/><text:tab/><text:tab/><text:tab/><text:tab/><text:tab/><text:tab/><text:tab/><text:tab/>&lt;span class="fontsize-12 gray3 supportQQ"&gt;&amp;#13; <text:s text:c="51"/>&lt;a id="" class="gray3" target="_blank" href="http://www.okmylove.com/okcoin007.html" title="&amp;#26032;&amp;#25163;&amp;#24494;&amp;#20449;okcoin007"&gt;&amp;#26032;&amp;#25163;&amp;#24494;&amp;#20449;okcoin007&lt;/a&gt;&amp;#13;<text:tab/><text:tab/><text:tab/><text:tab/><text:tab/><text:tab/><text:tab/><text:tab/><text:tab/><text:tab/><text:tab/><text:tab/>&amp;#13;<text:tab/><text:tab/><text:tab/><text:tab/><text:tab/><text:tab/><text:tab/><text:tab/><text:tab/><text:tab/><text:tab/>&lt;/span&gt;&lt;/li&gt;&amp;#13;<text:tab/><text:tab/><text:tab/><text:tab/><text:tab/><text:tab/><text:tab/>&amp;#13;<text:tab/><text:tab/><text:tab/><text:tab/><text:tab/><text:tab/><text:tab/><text:tab/><text:tab/><text:tab/><text:tab/>&lt;li class=""&gt;&amp;#13;<text:tab/><text:tab/><text:tab/><text:tab/><text:tab/><text:tab/><text:tab/><text:tab/><text:tab/><text:tab/><text:tab/><text:tab/>&lt;span class="fontsize-12 gray3 supportQQ"&gt;&amp;#13; <text:s text:c="51"/>&lt;a id="" class="gray3" target="_blank" href="https://jq.qq.com/?_wv=1027&amp;amp;k=43C1Hio" title="&amp;#21512;&amp;#32422;&amp;#32676;531307100"&gt;&amp;#21512;&amp;#32422;&amp;#32676;531307100&lt;/a&gt;&amp;#13;<text:tab/><text:tab/><text:tab/><text:tab/><text:tab/><text:tab/><text:tab/><text:tab/><text:tab/><text:tab/><text:tab/><text:tab/>&amp;#13;<text:tab/><text:tab/><text:tab/><text:tab/><text:tab/><text:tab/><text:tab/><text:tab/><text:tab/><text:tab/><text:tab/>&lt;/span&gt;&lt;/li&gt;&amp;#13;<text:tab/><text:tab/><text:tab/><text:tab/><text:tab/><text:tab/><text:tab/>&amp;#13;<text:tab/><text:tab/><text:tab/><text:tab/><text:tab/><text:tab/>&lt;/ul&gt;&amp;#13;<text:tab/><text:tab/><text:tab/><text:tab/> <text:s/>&lt;/div&gt;&amp;#13;<text:tab/><text:tab/><text:tab/>&amp;#13;</text:p>
      <text:p text:style-name="P1"/>
      <text:p text:style-name="P1"><text:s text:c="2"/>&lt;script type="text/javascript"&gt;</text:p>
      <text:p text:style-name="P1"><text:s text:c="6"/>(function (window,document) {</text:p>
      <text:p text:style-name="P1"><text:s text:c="10"/>function setMenuCheck() {</text:p>
      <text:p text:style-name="P1"><text:s text:c="14"/>var hashStr = window.location.hash.replace("#","").toLowerCase();</text:p>
      <text:p text:style-name="P1"><text:soft-page-break/><text:s text:c="14"/>if(hashStr!="") {</text:p>
      <text:p text:style-name="P1"><text:s text:c="18"/>var dom = document.getElementById('leftMenu_' + hashStr);</text:p>
      <text:p text:style-name="P1"><text:s text:c="18"/>if (dom != null) {</text:p>
      <text:p text:style-name="P1"><text:s text:c="22"/>var parent = document.getElementById('leftMenues');</text:p>
      <text:p text:style-name="P1"><text:s text:c="22"/>var arr = parent.getElementsByTagName('li');</text:p>
      <text:p text:style-name="P1"><text:s text:c="22"/>for (var x = 0; x &amp;lt; arr.length; x++) {</text:p>
      <text:p text:style-name="P1"><text:s text:c="26"/>arr[x].className = "";</text:p>
      <text:p text:style-name="P1"><text:s text:c="22"/>}</text:p>
      <text:p text:style-name="P1"><text:s text:c="22"/>dom.className = "cur";</text:p>
      <text:p text:style-name="P1"><text:s text:c="22"/>if(document.getElementById('entrustManagerLink')!=null) {</text:p>
      <text:p text:style-name="P1"><text:s text:c="26"/>document.getElementById('entrustManagerLink').href = "/spot/entrust.do?currency=" + hashStr;</text:p>
      <text:p text:style-name="P1"><text:s text:c="22"/>}</text:p>
      <text:p text:style-name="P1"><text:s text:c="22"/>if(document.title.indexOf('&amp;#65293;')&amp;gt;-1){</text:p>
      <text:p text:style-name="P1"><text:s text:c="26"/>document.title=hashStr.toUpperCase()+ document.getElementById('titlespot2').value +'&amp;#65293;'+ document.title.split('&amp;#65293;')[1];</text:p>
      <text:p text:style-name="P1"><text:s text:c="22"/>}</text:p>
      <text:p text:style-name="P1"><text:s text:c="22"/>//$('#leftMenu_' + hashStr).find('a').eq(0).click();</text:p>
      <text:p text:style-name="P1"><text:s text:c="18"/>}</text:p>
      <text:p text:style-name="P1"><text:s text:c="18"/>else {</text:p>
      <text:p text:style-name="P1"><text:s text:c="22"/>window.location.href = "/trade/btc.do";</text:p>
      <text:p text:style-name="P1"><text:s text:c="18"/>}</text:p>
      <text:p text:style-name="P1"><text:s text:c="14"/>}</text:p>
      <text:p text:style-name="P1"><text:s text:c="10"/>}</text:p>
      <text:p text:style-name="P1"><text:s text:c="10"/>window.onhashchange=function(){</text:p>
      <text:p text:style-name="P1"><text:s text:c="14"/>setMenuCheck();</text:p>
      <text:p text:style-name="P1"><text:s text:c="10"/>}</text:p>
      <text:p text:style-name="P1"><text:s text:c="10"/>setMenuCheck();</text:p>
      <text:p text:style-name="P1"><text:s text:c="6"/>})(window,document);</text:p>
      <text:p text:style-name="P1"><text:s text:c="2"/>&lt;/script&gt;</text:p>
      <text:p text:style-name="P1">&lt;/div&gt;</text:p>
      <text:p text:style-name="P1"><text:tab/>&lt;div class="rightArea"&gt;</text:p>
      <text:p text:style-name="P1"><text:tab/><text:tab/></text:p>
      <text:p text:style-name="P1"/>
      <text:p text:style-name="P1">&lt;div id="ipalert"/&gt;</text:p>
      <text:p text:style-name="P1"/>
      <text:p text:style-name="P1"/>
      <text:p text:style-name="P1">&lt;script type="text/javascript"&gt;</text:p>
      <text:p text:style-name="P1"><text:s text:c="4"/>// &amp;#39029;&amp;#38754;&amp;#21152;&amp;#36733;&amp;#23436;&amp;#21518;&amp;#25191;&amp;#34892;</text:p>
      <text:p text:style-name="P1"><text:s text:c="4"/>if(window.onload!=null){</text:p>
      <text:p text:style-name="P1"><text:s text:c="8"/>// &amp;#36861;&amp;#21152;&amp;#26041;&amp;#27861;</text:p>
      <text:p text:style-name="P1"><text:s text:c="8"/>eval("theOldFun="+window.onload.toString());</text:p>
      <text:p text:style-name="P1"><text:s text:c="8"/>window.onload=function(){</text:p>
      <text:p text:style-name="P1"><text:s text:c="12"/>theOldFun();// &amp;#26032;&amp;#29992;&amp;#25143;&amp;#24341;&amp;#23548;&amp;#26465;</text:p>
      <text:p text:style-name="P1"><text:s text:c="12"/>jQuery("#ipalert").load("/user/showIpAlert.do",function() {</text:p>
      <text:p text:style-name="P1"><text:s text:c="12"/>});</text:p>
      <text:p text:style-name="P1"><text:s text:c="8"/>}</text:p>
      <text:p text:style-name="P1"><text:soft-page-break/><text:s text:c="4"/>}else{</text:p>
      <text:p text:style-name="P1"><text:s text:c="8"/>window.onload = function(){</text:p>
      <text:p text:style-name="P1"><text:s text:c="12"/>// &amp;#26032;&amp;#29992;&amp;#25143;&amp;#24341;&amp;#23548;&amp;#26465;</text:p>
      <text:p text:style-name="P1"><text:s text:c="12"/>jQuery("#ipalert").load("/user/showIpAlert.do",function() {</text:p>
      <text:p text:style-name="P1"><text:s text:c="12"/>});</text:p>
      <text:p text:style-name="P1"><text:s text:c="8"/>}</text:p>
      <text:p text:style-name="P1"><text:s text:c="4"/>}</text:p>
      <text:p text:style-name="P1">&lt;/script&gt;</text:p>
      <text:p text:style-name="P1"/>
      <text:p text:style-name="P1"><text:tab/><text:tab/>&lt;div class="balance-title"&gt;</text:p>
      <text:p text:style-name="P1"><text:tab/><text:tab/><text:tab/>&amp;#24635;&amp;#36164;&amp;#20135;: &lt;span id="spotTotalAssets" style="display: none"&gt;&amp;#65509;&lt;/span&gt;</text:p>
      <text:p text:style-name="P1"><text:tab/><text:tab/><text:tab/>&lt;a class="transfer" href="javascript:showFundTransferPop()"&gt;&amp;#36164;&amp;#37329;&amp;#21010;&amp;#36716;&lt;/a&gt;</text:p>
      <text:p text:style-name="P1"><text:tab/><text:tab/>&lt;/div&gt;</text:p>
      <text:p text:style-name="P1"><text:tab/><text:tab/>&lt;table id="spotAccountTable" class="common-table"&gt;</text:p>
      <text:p text:style-name="P1"><text:tab/><text:tab/><text:tab/>&lt;tr class="head"&gt;</text:p>
      <text:p text:style-name="P1"><text:tab/><text:tab/><text:tab/><text:tab/>&lt;td&gt;&amp;#24065;&amp;#31181;&lt;/td&gt;</text:p>
      <text:p text:style-name="P1"><text:tab/><text:tab/><text:tab/><text:tab/>&lt;td&gt;&amp;#21487;&amp;#29992;&lt;/td&gt;</text:p>
      <text:p text:style-name="P1"><text:tab/><text:tab/><text:tab/><text:tab/>&lt;td&gt;&amp;#20923;&amp;#32467;&lt;/td&gt;</text:p>
      <text:p text:style-name="P1"><text:tab/><text:tab/><text:tab/><text:tab/>&lt;td&gt;&amp;#25805;&amp;#20316;&lt;/td&gt;</text:p>
      <text:p text:style-name="P1"><text:tab/><text:tab/><text:tab/>&lt;/tr&gt;</text:p>
      <text:p text:style-name="P1"><text:tab/><text:tab/><text:tab/>&lt;tr class="init-row"&gt;</text:p>
      <text:p text:style-name="P1"><text:tab/><text:tab/><text:tab/><text:tab/>&lt;td/&gt;</text:p>
      <text:p text:style-name="P1"><text:tab/><text:tab/><text:tab/><text:tab/>&lt;td/&gt;</text:p>
      <text:p text:style-name="P1"><text:tab/><text:tab/><text:tab/><text:tab/>&lt;td/&gt;</text:p>
      <text:p text:style-name="P1"><text:tab/><text:tab/><text:tab/><text:tab/>&lt;td/&gt;</text:p>
      <text:p text:style-name="P1"><text:tab/><text:tab/><text:tab/>&lt;/tr&gt;</text:p>
      <text:p text:style-name="P1"><text:tab/><text:tab/><text:tab/>&lt;tr class="init-row"&gt;</text:p>
      <text:p text:style-name="P1"><text:tab/><text:tab/><text:tab/><text:tab/>&lt;td/&gt;</text:p>
      <text:p text:style-name="P1"><text:tab/><text:tab/><text:tab/><text:tab/>&lt;td/&gt;</text:p>
      <text:p text:style-name="P1"><text:tab/><text:tab/><text:tab/><text:tab/>&lt;td/&gt;</text:p>
      <text:p text:style-name="P1"><text:tab/><text:tab/><text:tab/><text:tab/>&lt;td/&gt;</text:p>
      <text:p text:style-name="P1"><text:tab/><text:tab/><text:tab/>&lt;/tr&gt;</text:p>
      <text:p text:style-name="P1"><text:tab/><text:tab/>&lt;/table&gt;</text:p>
      <text:p text:style-name="P1"><text:tab/>&lt;/div&gt;</text:p>
      <text:p text:style-name="P1">&lt;/div&gt;</text:p>
      <text:p text:style-name="P1"/>
      <text:p text:style-name="P1">&lt;input type="hidden" id="coinMainUrl" value="https://www.okcoin.cn"/&gt;</text:p>
      <text:p text:style-name="P1">&lt;input type="hidden" id="coinPreUrl" value="https://img.bafang.com/v_20170823002/okcoin"/&gt;</text:p>
      <text:p text:style-name="P1">&lt;input type="hidden" id="footsetFlag" value="1"/&gt;<text:tab/></text:p>
      <text:p text:style-name="P1">&lt;input type="hidden" id="footLanguageType" value="0"/&gt;<text:tab/></text:p>
      <text:p text:style-name="P1"/>
      <text:p text:style-name="P1"/>
      <text:p text:style-name="P1"/>
      <text:p text:style-name="P1"/>
      <text:p text:style-name="P1"/>
      <text:p text:style-name="P1"/>
      <text:p text:style-name="P1">&lt;!-- <text:tab/><text:tab/><text:tab/>// --&gt;</text:p>
      <text:p text:style-name="P1"/>
      <text:p text:style-name="P1">&lt;input id="minibtctradeamountbuy" type="hidden" value="0.01"/&gt;</text:p>
      <text:p text:style-name="P1"><text:soft-page-break/>&lt;input id="minibtctradeamountsell" type="hidden" value="0.01"/&gt;</text:p>
      <text:p text:style-name="P1">&lt;input id="miniltctradeamountbuy" type="hidden" value="0.1"/&gt;</text:p>
      <text:p text:style-name="P1">&lt;input id="miniltctradeamountsell" type="hidden" value="0.1"/&gt;</text:p>
      <text:p text:style-name="P1">&lt;input type="hidden" id="domain_siteflag" value="1"/&gt;</text:p>
      <text:p text:style-name="P1">&lt;input type="hidden" id="datePickerLanguageType" value="en"/&gt;</text:p>
      <text:p text:style-name="P1">&lt;input type="hidden" id="__pre_url" value="https://img.bafang.com/v_20170823002/okcoin"/&gt;</text:p>
      <text:p text:style-name="P1"/>
      <text:p text:style-name="P1"/>
      <text:p text:style-name="P1"/>
      <text:p text:style-name="P1"/>
      <text:p text:style-name="P1"/>
      <text:p text:style-name="P1">&lt;script type="text/javascript" src="https://img.bafang.com/v_20170823002/okcoin/js/language/language_zh_CN.js"/&gt;</text:p>
      <text:p text:style-name="P1"/>
      <text:p text:style-name="P1">&lt;script type="text/javascript" src="https://img.bafang.com/v_20170823002/okcoin/js/language/language.js"/&gt;</text:p>
      <text:p text:style-name="P1">&lt;script type="text/javascript" src="https://img.bafang.com/v_20170823002/okcoin/js/errorEnum.js"/&gt;</text:p>
      <text:p text:style-name="P1"/>
      <text:p text:style-name="P1">&lt;script type="text/javascript" src="https://img.bafang.com/v_20170823002/okcoin/js/jquery/jquery-1.8.2.js"/&gt;</text:p>
      <text:p text:style-name="P1">&lt;script type="text/javascript" src="https://img.bafang.com/v_20170823002/okcoin/js/jquery/jquery-ui-1.9.0.custom.js"/&gt;</text:p>
      <text:p text:style-name="P1">&lt;script type="text/javascript" src="https://img.bafang.com/v_20170823002/okcoin/js/coincommon.js"/&gt;</text:p>
      <text:p text:style-name="P1"/>
      <text:p text:style-name="P1"/>
      <text:p text:style-name="P1"/>
      <text:p text:style-name="P1"/>
      <text:p text:style-name="P1"/>
      <text:p text:style-name="P1"/>
      <text:p text:style-name="P1">&lt;script type="text/javascript"&gt;</text:p>
      <text:p text:style-name="P1"><text:tab/>jQuery(document).ready(function(){</text:p>
      <text:p text:style-name="P1"><text:tab/><text:tab/>//&amp;#38450;&amp;#27490;Clickjacking&amp;#25915;&amp;#20987;</text:p>
      <text:p text:style-name="P1"><text:tab/><text:tab/>if(window!=window.parent){</text:p>
      <text:p text:style-name="P1"><text:tab/><text:tab/><text:tab/>var matches=/\/\/([^\/]+)\//.exec(document.referrer);</text:p>
      <text:p text:style-name="P1"><text:tab/><text:tab/><text:tab/>if(matches&amp;amp;&amp;amp;matches[1]&amp;amp;&amp;amp;[location.host,'http://local.okcoin.com/','https://www.okcoin.com/','http://localtest.okcoin.com/','http://local.okcoin.cn/','https://www.okcoin.cn/','http://localtest.okcoin.cn/'].indexOf(matches[1])!=-1){</text:p>
      <text:p text:style-name="P1"><text:tab/><text:tab/><text:tab/>}else{</text:p>
      <text:p text:style-name="P1"><text:tab/><text:tab/><text:tab/><text:tab/>alert("&amp;#36825;&amp;#26159;&amp;#20010;&amp;#20223;&amp;#20882;OKCoin&amp;#30340;&amp;#38035;&amp;#40060;&amp;#32593;&amp;#31449;&amp;#65292;&amp;#35813;&amp;#32593;&amp;#31449;&amp;#20250;&amp;#21487;&amp;#33021;&amp;#20250;&amp;#30423;&amp;#21462;&amp;#29992;&amp;#25143;&amp;#30340;&amp;#36134;&amp;#25143;&amp;#23494;&amp;#30721;&amp;#31561;&amp;#31169;&amp;#20154;&amp;#20449;&amp;#24687;&amp;#65292;&amp;#23558;&amp;#22238;&amp;#21040;OKCoin&amp;#23448;&amp;#26041;&amp;#32593;&amp;#31449;,&amp;#35831;&amp;#27880;&amp;#24847;&amp;#22495;&amp;#21517;&amp;#21464;&amp;#21270;&amp;#65281;");</text:p>
      <text:p text:style-name="P1"><text:tab/><text:tab/><text:tab/><text:tab/>window.parent.location=location ;</text:p>
      <text:p text:style-name="P1"><text:tab/><text:tab/><text:tab/>}</text:p>
      <text:p text:style-name="P1"><text:tab/><text:tab/>}</text:p>
      <text:p text:style-name="P1"><text:tab/>});</text:p>
      <text:p text:style-name="P1"><text:soft-page-break/><text:tab/>var footsetFlag = document.getElementById("footsetFlag").value;</text:p>
      <text:p text:style-name="P1"><text:tab/>var chartLanguageType = jQuery("#footLanguageType").val();</text:p>
      <text:p text:style-name="P1">&lt;/script&gt;</text:p>
      <text:p text:style-name="P1">&lt;script type="text/javascript" src="https://img.bafang.com/v_20170823002/okcoin/js3.0/page/account/ajax.js"/&gt;</text:p>
      <text:p text:style-name="P1">&lt;script type="text/javascript" src="https://img.bafang.com/v_20170823002/okcoin/js3.0/lib/template-web.js"/&gt;</text:p>
      <text:p text:style-name="P1">&lt;script type="text/javascript" src="https://img.bafang.com/v_20170823002/okcoin/js3.0/page/account/index.js"/&gt;</text:p>
      <text:p text:style-name="P1"/>
      <text:p text:style-name="P1"/>
      <text:p text:style-name="P1"/>
      <text:p text:style-name="P1"/>
      <text:p text:style-name="P1"/>
      <text:p text:style-name="P1">&lt;div id="allFooter" class="clear"&gt;</text:p>
      <text:p text:style-name="P1"><text:tab/></text:p>
      <text:p text:style-name="P1"><text:tab/></text:p>
      <text:p text:style-name="P1"><text:tab/>&lt;div class="foot clear" id="footer" style="height:175px;"&gt;</text:p>
      <text:p text:style-name="P1"><text:tab/><text:tab/>&lt;ul&gt;</text:p>
      <text:p text:style-name="P1"><text:tab/><text:tab/><text:tab/>&lt;li style="padding-left: 0px;"&gt;&lt;a href="/about.html"&gt;&amp;#20851;&amp;#20110;&amp;#25105;&amp;#20204;&lt;/a&gt;&lt;/li&gt;</text:p>
      <text:p text:style-name="P1"><text:tab/><text:tab/><text:tab/>&lt;li&gt;&lt;a href="/media.html"&gt;&amp;#23186;&amp;#20307;&amp;#25253;&amp;#36947;&lt;/a&gt;&lt;/li&gt;</text:p>
      <text:p text:style-name="P1"><text:tab/><text:tab/><text:tab/>&lt;li&gt;&lt;a href="/linkUs.html"&gt;&amp;#32852;&amp;#31995;&amp;#25105;&amp;#20204;&lt;/a&gt;&lt;/li&gt;</text:p>
      <text:p text:style-name="P1"><text:tab/><text:tab/><text:tab/>&lt;li&gt;&lt;a href="/about/team.do"&gt;&amp;#22242;&amp;#38431;&amp;#20171;&amp;#32461;&lt;/a&gt;&lt;/li&gt;</text:p>
      <text:p text:style-name="P1"><text:tab/><text:tab/><text:tab/>&lt;li&gt;&lt;a href="/recruit.html"&gt;&amp;#25307;&amp;#32856;&amp;#33521;&amp;#25165;&lt;/a&gt;&lt;/li&gt;</text:p>
      <text:p text:style-name="P1"><text:tab/><text:tab/><text:tab/>&lt;li&gt;&lt;a href="/about/term.do" rel="nofollow"&gt;&amp;#26381;&amp;#21153;&amp;#26465;&amp;#27454;&lt;/a&gt;&lt;/li&gt;</text:p>
      <text:p text:style-name="P1"><text:tab/><text:tab/><text:tab/>&lt;li&gt;&lt;a href="/about/risk.do" rel="nofollow"&gt;&amp;#20813;&amp;#36131;&amp;#22768;&amp;#26126;&lt;/a&gt;&lt;/li&gt;</text:p>
      <text:p text:style-name="P1"><text:tab/><text:tab/><text:tab/>&lt;li&gt;&lt;a href="/about/privacy.do" rel="nofollow"&gt;&amp;#38544;&amp;#31169;&amp;#20445;&amp;#25252;&lt;/a&gt;&lt;/li&gt;</text:p>
      <text:p text:style-name="P1"><text:tab/><text:tab/><text:tab/></text:p>
      <text:p text:style-name="P1"><text:tab/><text:tab/><text:tab/>&lt;li style="position: relative;float: right;padding: 0px;"&gt;</text:p>
      <text:p text:style-name="P1"><text:tab/><text:tab/><text:tab/><text:tab/>&lt;span id="languageTypeStyle" class="lightWhite languageMessage"&gt;</text:p>
      <text:p text:style-name="P1"><text:tab/><text:tab/><text:tab/><text:tab/><text:tab/>&lt;span class="span-lan-flag0"/&gt;</text:p>
      <text:p text:style-name="P1"><text:tab/><text:tab/><text:tab/><text:tab/>&lt;/span&gt;</text:p>
      <text:p text:style-name="P1"><text:tab/><text:tab/><text:tab/><text:tab/>&lt;b class="caret" style="margin-left: 0px;"/&gt;</text:p>
      <text:p text:style-name="P1"><text:tab/><text:tab/><text:tab/><text:tab/>&lt;div style="display:none;" id="languageTypeStyleId" class="dropDown"&gt;</text:p>
      <text:p text:style-name="P1"><text:tab/><text:tab/><text:tab/><text:tab/><text:tab/>&lt;ul style="width:88px;margin: 0px;"&gt;</text:p>
      <text:p text:style-name="P1"><text:tab/><text:tab/><text:tab/><text:tab/><text:tab/><text:tab/>&lt;li class="li-lan-flag"&gt;</text:p>
      <text:p text:style-name="P1"><text:tab/><text:tab/><text:tab/><text:tab/><text:tab/><text:tab/><text:tab/></text:p>
      <text:p text:style-name="P1"><text:tab/><text:tab/><text:tab/><text:tab/><text:tab/><text:tab/><text:tab/>&lt;span class="span-cn-flag" onclick="javascript:getLanguageCookie(0)"/&gt;</text:p>
      <text:p text:style-name="P1"><text:tab/><text:tab/><text:tab/><text:tab/><text:tab/><text:tab/><text:tab/>&lt;a class="" href="javascript:void(0);" onclick="javascript:getLanguageCookie(0)"&gt;&amp;#31616;&amp;#20307;&amp;#20013;&amp;#25991;&lt;/a&gt;</text:p>
      <text:p text:style-name="P1"><text:tab/><text:tab/><text:tab/><text:tab/><text:tab/><text:tab/><text:tab/></text:p>
      <text:p text:style-name="P1"><text:tab/><text:tab/><text:tab/><text:tab/><text:tab/><text:tab/>&lt;/li&gt;</text:p>
      <text:p text:style-name="P1"><text:soft-page-break/><text:tab/><text:tab/><text:tab/><text:tab/><text:tab/><text:tab/></text:p>
      <text:p text:style-name="P1"><text:tab/><text:tab/><text:tab/><text:tab/><text:tab/><text:tab/>&lt;li class="li-lan-flag"&gt;</text:p>
      <text:p text:style-name="P1"><text:tab/><text:tab/><text:tab/><text:tab/><text:tab/><text:tab/><text:tab/>&lt;span class="span-en-flag" onclick="javascript:getLanguageCookie(1)"/&gt;</text:p>
      <text:p text:style-name="P1"><text:tab/><text:tab/><text:tab/><text:tab/><text:tab/><text:tab/><text:tab/>&lt;a class="" href="javascript:void(0);" onclick="javascript:getLanguageCookie(1)"&gt;English&lt;/a&gt;</text:p>
      <text:p text:style-name="P1"><text:tab/><text:tab/><text:tab/><text:tab/><text:tab/><text:tab/>&lt;/li&gt;</text:p>
      <text:p text:style-name="P1"><text:tab/><text:tab/><text:tab/><text:tab/><text:tab/><text:tab/></text:p>
      <text:p text:style-name="P1"><text:tab/><text:tab/><text:tab/><text:tab/><text:tab/><text:tab/></text:p>
      <text:p text:style-name="P1"><text:tab/><text:tab/><text:tab/><text:tab/><text:tab/><text:tab/></text:p>
      <text:p text:style-name="P1"><text:tab/><text:tab/><text:tab/><text:tab/><text:tab/><text:tab/>&lt;li class="li-lan-flag"&gt;</text:p>
      <text:p text:style-name="P1"><text:tab/><text:tab/><text:tab/><text:tab/><text:tab/><text:tab/><text:tab/>&lt;span class="span-tw-flag" onclick="javascript:getLanguageCookie(2)"/&gt;</text:p>
      <text:p text:style-name="P1"><text:tab/><text:tab/><text:tab/><text:tab/><text:tab/><text:tab/><text:tab/>&lt;a class="" href="javascript:void(0);" onclick="javascript:getLanguageCookie(2)"&gt;&amp;#32321;&amp;#39636;&amp;#20013;&amp;#25991;&lt;/a&gt;</text:p>
      <text:p text:style-name="P1"><text:tab/><text:tab/><text:tab/><text:tab/><text:tab/><text:tab/>&lt;/li&gt;</text:p>
      <text:p text:style-name="P1"><text:tab/><text:tab/><text:tab/><text:tab/><text:tab/><text:tab/></text:p>
      <text:p text:style-name="P1"><text:tab/><text:tab/><text:tab/><text:tab/><text:tab/>&lt;/ul&gt;</text:p>
      <text:p text:style-name="P1"><text:tab/><text:tab/><text:tab/><text:tab/>&lt;/div&gt;</text:p>
      <text:p text:style-name="P1"><text:tab/><text:tab/><text:tab/>&lt;/li&gt;</text:p>
      <text:p text:style-name="P1"><text:tab/><text:tab/>&lt;/ul&gt;</text:p>
      <text:p text:style-name="P1"><text:tab/><text:tab/>&lt;div class="interaction"&gt;</text:p>
      <text:p text:style-name="P1"><text:tab/><text:tab/><text:tab/>&lt;ul&gt;</text:p>
      <text:p text:style-name="P1"><text:tab/><text:tab/><text:tab/><text:tab/>&lt;ul&gt;</text:p>
      <text:p text:style-name="P1"><text:tab/><text:tab/><text:tab/><text:tab/><text:tab/>&lt;li&gt;&lt;span&gt;&amp;#32852;&amp;#31995;&amp;#25105;&amp;#20204;&amp;#65306;&lt;/span&gt;&lt;/li&gt;</text:p>
      <text:p text:style-name="P1"><text:tab/><text:tab/><text:tab/><text:tab/><text:tab/></text:p>
      <text:p text:style-name="P1"><text:tab/><text:tab/><text:tab/><text:tab/><text:tab/> <text:s text:c="3"/>&lt;li&gt;&lt;span&gt;400-888-6636&lt;/span&gt; &lt;span&gt;(7*24&amp;#23567;&amp;#26102;)&lt;/span&gt;&lt;/li&gt;</text:p>
      <text:p text:style-name="P1"><text:tab/><text:tab/><text:tab/><text:tab/><text:tab/></text:p>
      <text:p text:style-name="P1"><text:tab/><text:tab/><text:tab/><text:tab/>&lt;/ul&gt;</text:p>
      <text:p text:style-name="P1"><text:tab/><text:tab/><text:tab/>&lt;/ul&gt;</text:p>
      <text:p text:style-name="P1"><text:tab/><text:tab/><text:tab/>&lt;p class="copyright"&gt;</text:p>
      <text:p text:style-name="P1"><text:tab/><text:tab/><text:tab/><text:tab/>&amp;#169;2013-2017 OKCoin.cn</text:p>
      <text:p text:style-name="P1"><text:tab/><text:tab/><text:tab/><text:tab/></text:p>
      <text:p text:style-name="P1"><text:tab/><text:tab/><text:tab/><text:tab/><text:tab/></text:p>
      <text:p text:style-name="P1"><text:tab/><text:tab/><text:tab/><text:tab/><text:tab/><text:tab/>OKCoin &amp;#29256;&amp;#26435;&amp;#25152;&amp;#26377; | &lt;a rel="nofollow" href="https://www.miibeian.gov.cn/" target="_blank"&gt;&amp;#20140;ICP&amp;#22791;13001093&amp;#21495;-3&lt;/a&gt; &amp;#20140;&amp;#20844;&amp;#32593;&amp;#23433;&amp;#22791;11010802013149&amp;#21495;</text:p>
      <text:p text:style-name="P1"><text:tab/><text:tab/><text:tab/><text:tab/><text:tab/></text:p>
      <text:p text:style-name="P1"><text:tab/><text:tab/><text:tab/><text:tab/></text:p>
      <text:p text:style-name="P1"><text:tab/><text:tab/><text:tab/>&lt;/p&gt;</text:p>
      <text:p text:style-name="P1"><text:tab/><text:tab/><text:tab/>&lt;div class="clear"&gt;</text:p>
      <text:p text:style-name="P1"><text:tab/><text:tab/><text:tab/><text:tab/></text:p>
      <text:p text:style-name="P1"><text:tab/><text:tab/><text:tab/><text:tab/> <text:s text:c="3"/>&lt;div class="divleft"&gt;&amp;#21271;&amp;#20140;&amp;#20048;&amp;#37239;&amp;#36798;&amp;#32593;&amp;#32476;&amp;#31185;&amp;#25216;&amp;#26377;&amp;#38480;&amp;#20844;&amp;#21496;&lt;/div&gt;</text:p>
      <text:p text:style-name="P1"><text:tab/><text:tab/><text:tab/><text:tab/></text:p>
      <text:p text:style-name="P1"><text:tab/><text:tab/><text:tab/><text:tab/>&lt;div class="divright"&gt;&amp;#24066;&amp;#22330;&amp;#26377;&amp;#39118;&amp;#38505; &amp;#25237;&amp;#36164;&amp;#38656;&amp;#35880;&amp;#24910;&lt;/div&gt;</text:p>
      <text:p text:style-name="P1"><text:soft-page-break/><text:tab/><text:tab/><text:tab/>&lt;/div&gt;</text:p>
      <text:p text:style-name="P1"><text:tab/><text:tab/>&lt;/div&gt;</text:p>
      <text:p text:style-name="P1"><text:tab/><text:tab/>&lt;div class="cooperation"&gt;</text:p>
      <text:p text:style-name="P1"><text:tab/><text:tab/><text:tab/>&lt;span class="title"&gt;OK&amp;#20844;&amp;#21496;&amp;#20135;&amp;#21697;&amp;#65306;&lt;/span&gt;</text:p>
      <text:p text:style-name="P1"><text:tab/><text:tab/><text:tab/></text:p>
      <text:p text:style-name="P1"><text:tab/><text:tab/><text:tab/><text:tab/>&lt;a href="https://www.okcoin.com" target="_blank"&gt;OKCoin&amp;#22269;&amp;#38469;&lt;/a&gt;</text:p>
      <text:p text:style-name="P1"><text:tab/><text:tab/><text:tab/></text:p>
      <text:p text:style-name="P1"><text:tab/><text:tab/><text:tab/>&lt;span class="line"/&gt;</text:p>
      <text:p text:style-name="P1"><text:tab/><text:tab/><text:tab/>&lt;a href="https://www.okex.com" target="_blank"&gt;OKEX&lt;/a&gt;</text:p>
      <text:p text:style-name="P1"><text:tab/><text:tab/><text:tab/>&lt;span class="line"/&gt;</text:p>
      <text:p text:style-name="P1"><text:tab/><text:tab/><text:tab/>&lt;a href="https://www.oklink.com" target="_blank"&gt;OKLink&lt;/a&gt;</text:p>
      <text:p text:style-name="P1"><text:tab/><text:tab/><text:tab/>&lt;span class="line"/&gt;</text:p>
      <text:p text:style-name="P1"><text:tab/><text:tab/><text:tab/>&lt;a href="http://www.jixianyuan.com" target="_blank"&gt;&amp;#26497;&amp;#38480;&amp;#20803;&lt;/a&gt;</text:p>
      <text:p text:style-name="P1"><text:tab/><text:tab/><text:tab/>&lt;span class="line"/&gt;</text:p>
      <text:p text:style-name="P1"><text:tab/><text:tab/><text:tab/>&lt;a href="http://www.bafang.com" target="_blank"&gt;&amp;#20843;&amp;#26041;&amp;#36149;&amp;#37329;&amp;#23646;&lt;/a&gt;</text:p>
      <text:p text:style-name="P1"><text:tab/><text:tab/>&lt;/div&gt;</text:p>
      <text:p text:style-name="P1"><text:tab/><text:tab/>&lt;div class="version"&gt;</text:p>
      <text:p text:style-name="P1"><text:tab/><text:tab/><text:tab/>&lt;span style="color:#2E3136;"&gt;&amp;#36816;&amp;#34892;&amp;#26102;&amp;#38388;&amp;#26159;&amp;#65306;25&lt;/span&gt;</text:p>
      <text:p text:style-name="P1"><text:tab/><text:tab/>&lt;/div&gt;</text:p>
      <text:p text:style-name="P1"><text:tab/>&lt;/div&gt;</text:p>
      <text:p text:style-name="P1"><text:tab/></text:p>
      <text:p text:style-name="P1"><text:tab/><text:tab/></text:p>
      <text:p text:style-name="P1"><text:tab/><text:tab/></text:p>
      <text:p text:style-name="P1"><text:tab/></text:p>
      <text:p text:style-name="P1"><text:tab/>&amp;#13;&amp;#13;&amp;#13;&lt;div style="display: none;"&gt;&amp;#13;<text:tab/>&lt;input id="languageType" value="0"/&gt;&amp;#13;<text:tab/>&amp;#13;<text:tab/><text:tab/>&lt;input id="md5_code" value="82CF54B8AA75ECD7E5094C679176A118"/&gt;&amp;#13;<text:tab/><text:tab/>&lt;input id="random" value="6170553"/&gt;&amp;#13;<text:tab/>&amp;#13;&lt;/div&gt;&amp;#13;&amp;#13;&lt;div class="layerPopChat"&gt;&amp;#13;<text:tab/>&lt;div class="popTitle"&gt;&amp;#13;<text:tab/><text:tab/>&lt;span id="tipTitle"&gt;&amp;#25552;&amp;#31034;&lt;/span&gt;&amp;#13;<text:tab/>&lt;/div&gt;&amp;#13;<text:tab/>&lt;div class="popContent"&gt;&amp;#13;<text:tab/><text:tab/>&lt;div class="content"&gt;&amp;#13;<text:tab/><text:tab/><text:tab/>&lt;p id="tipInfo"&gt;&amp;#35831;&amp;#20808;&amp;#30331;&amp;#24405;&lt;/p&gt;&amp;#13;<text:tab/><text:tab/>&lt;/div&gt;&amp;#13;&amp;#13;<text:tab/><text:tab/>&lt;div class="submit"&gt;&amp;#13;<text:tab/><text:tab/><text:tab/>&lt;a class="sure" onclick="layerPopChatLogin()"&gt;&amp;#30331;&amp;#24405;&lt;/a&gt;&amp;#13;<text:tab/><text:tab/><text:tab/>&lt;a class="cancel" onclick="layerPopChatCancel()"&gt;&amp;#21462;&amp;#28040;&lt;/a&gt;&amp;#13;<text:tab/><text:tab/>&lt;/div&gt;&amp;#13;<text:tab/>&lt;/div&gt;&amp;#13;&lt;/div&gt;&amp;#13;&amp;#13;&lt;div style="width:980px;"&gt;&amp;#13;&amp;#13;<text:tab/>&lt;!-- &amp;#23458;&amp;#26381; --&gt;&amp;#13;<text:tab/>&lt;div class="chatBody chatBodyService"&gt;&amp;#13;<text:tab/><text:tab/>&lt;div class="chatTitle control controlNew"&gt;&amp;#13;<text:tab/><text:tab/><text:tab/>&lt;span class="iconTipsService"/&gt;&amp;#13;<text:tab/><text:tab/><text:tab/>&lt;span class="text"&gt;&amp;#23458;&amp;#26381;400-888-6636&lt;/span&gt;&amp;#13;<text:tab/><text:tab/><text:tab/>&lt;a class="downPop"/&gt;&amp;#13;<text:tab/><text:tab/>&lt;/div&gt;&amp;#13;<text:tab/><text:tab/>&lt;div class="chatCenter"&gt;&amp;#13;<text:tab/><text:tab/><text:tab/>&lt;div class="line"&gt;&amp;#13;<text:tab/><text:tab/><text:tab/><text:tab/>&lt;span class="title"&gt;&amp;#22312;&amp;#32447;&amp;#21672;&amp;#35810;&lt;/span&gt;&amp;#13;<text:tab/><text:tab/><text:tab/><text:tab/>&lt;a class="link" href="javascript:void(0)" onclick="javascript:openUdesk();" target="_blank"&gt;&amp;#22312;&amp;#32447;&amp;#21672;&amp;#35810;&lt;/a&gt;&amp;#13;<text:tab/><text:tab/><text:tab/>&lt;/div&gt;&amp;#13;<text:tab/><text:tab/><text:tab/>&lt;div class="line"&gt;&amp;#13;<text:tab/><text:tab/><text:tab/><text:tab/>&lt;span class="title"&gt;&amp;#22312;&amp;#32447;&amp;#30041;&amp;#35328;&lt;/span&gt;&amp;#13;<text:tab/><text:tab/><text:tab/><text:tab/>&lt;a class="link question" href="/question/question.do" <text:soft-page-break/>target="_blank"&gt;&amp;#21457;&amp;#36215;&amp;#25552;&amp;#38382;&lt;/a&gt;&amp;#13;<text:tab/><text:tab/><text:tab/>&lt;/div&gt;&amp;#13;<text:tab/><text:tab/>&lt;/div&gt;&amp;#13;<text:tab/><text:tab/>&lt;div class="chatBottom"&gt;&amp;#13;<text:tab/><text:tab/><text:tab/>&lt;div class="right"&gt;&amp;#13;<text:tab/><text:tab/><text:tab/><text:tab/>&lt;span class="iconTips"/&gt;&amp;#13;<text:tab/><text:tab/><text:tab/><text:tab/>&lt;span class="upPopChat text"&gt;&amp;#32842;&amp;#22825;&amp;#23460;&lt;/span&gt;&amp;#13;<text:tab/><text:tab/><text:tab/>&lt;/div&gt;&amp;#13;<text:tab/><text:tab/>&lt;/div&gt;&amp;#13;<text:tab/>&lt;/div&gt;&amp;#13;&amp;#13;<text:tab/>&lt;!-- &amp;#32842;&amp;#22825;&amp;#26694; --&gt;&amp;#13;<text:tab/>&lt;div class="chatBody chatBodyNew"&gt;&amp;#13;<text:tab/><text:tab/>&lt;div class="chatTitle control controlNew"&gt;&amp;#13;<text:tab/><text:tab/><text:tab/>&lt;span class="iconTips"/&gt;&amp;#13;<text:tab/><text:tab/><text:tab/>&lt;span class="text"&gt;OKCoin&amp;#32842;&amp;#22825;&amp;#23460;&lt;/span&gt;&amp;#13;<text:tab/><text:tab/><text:tab/>&lt;a class="downPop"/&gt;&amp;#13;<text:tab/><text:tab/>&lt;/div&gt;&amp;#13;&amp;#13;<text:tab/><text:tab/>&lt;div class="newsBody newsBodyNew"&gt;&amp;#13;<text:tab/><text:tab/><text:tab/>&lt;span class="newsIcon"/&gt;&amp;#13;<text:tab/><text:tab/><text:tab/>&lt;span&gt;&amp;#35831;&amp;#36981;&amp;#23432;&amp;#32842;&amp;#22825;&amp;#23460;&amp;#35268;&amp;#21017;&amp;#65281;&lt;a class="titlePart" onclick="javascript:showChatRulePop()" href="javascript:void(0)"&gt;&amp;#35814;&amp;#24773;&amp;gt;&amp;gt;&lt;/a&gt;&lt;/span&gt;&amp;#13;<text:tab/><text:tab/>&lt;/div&gt;&amp;#13;&amp;#13;<text:tab/><text:tab/>&lt;div class="personalInfo personalInfoNew"&gt;&amp;#13;<text:tab/><text:tab/><text:tab/>&lt;div class="show" style="position:relative"&gt;&amp;#13;<text:tab/><text:tab/><text:tab/><text:tab/>&lt;span class="perIcon"/&gt;&amp;#13;<text:tab/><text:tab/><text:tab/><text:tab/>&lt;span class="personalName" id="personalName"&gt;&amp;#13;<text:tab/><text:tab/><text:tab/><text:tab/><text:tab/>&amp;#13;<text:tab/><text:tab/><text:tab/><text:tab/><text:tab/>135****6957&amp;#13;<text:tab/><text:tab/><text:tab/><text:tab/><text:tab/>&amp;#13;<text:tab/><text:tab/><text:tab/><text:tab/>&lt;/span&gt;&amp;#13;<text:tab/><text:tab/><text:tab/><text:tab/>&lt;a class="changeIcon"/&gt;&amp;#13;<text:tab/><text:tab/><text:tab/><text:tab/>&lt;span class="chatErrorMsg" style="padding-left: 15px;color:red"/&gt;&amp;#13;<text:tab/><text:tab/><text:tab/><text:tab/>&lt;a class="clearScreen"&gt;&amp;#28165;&amp;#23631;&lt;/a&gt;&amp;#13;<text:tab/><text:tab/><text:tab/>&lt;/div&gt;&amp;#13;<text:tab/><text:tab/><text:tab/>&lt;div class="edit" style="display: none;"&gt;&amp;#13;<text:tab/><text:tab/><text:tab/><text:tab/>&lt;input class="inputPersonalName" maxlength="10" id="inputPersonalName" value="135****6957"/&gt;&amp;#13;<text:tab/><text:tab/><text:tab/>&lt;/div&gt;&amp;#13;<text:tab/><text:tab/>&lt;/div&gt;&amp;#13;&amp;#13;<text:tab/><text:tab/>&lt;div class="chatContent chatContentNew clear"&gt;&amp;#13;<text:tab/><text:tab/><text:tab/>&lt;ul class="msg_context"&gt;&amp;#13;&amp;#13;<text:tab/><text:tab/><text:tab/>&lt;/ul&gt;&amp;#13;<text:tab/><text:tab/>&lt;/div&gt;&amp;#13;&amp;#13;<text:tab/><text:tab/>&lt;div class="speakContent speakContentNew"&gt;&amp;#13;<text:tab/><text:tab/><text:tab/>&lt;textarea maxlength="50"/&gt;&amp;#13;<text:tab/><text:tab/>&lt;/div&gt;&amp;#13;&amp;#13;<text:tab/><text:tab/>&lt;div class="sendMessage sendMessageNew"&gt;&amp;#13;<text:tab/><text:tab/><text:tab/>&lt;input class="sendMsge" type="button" value="&amp;#21457;&amp;#36865;&amp;#28040;&amp;#24687;"/&gt;&amp;#13;<text:tab/><text:tab/>&lt;/div&gt;&amp;#13;&amp;#13;<text:tab/><text:tab/>&lt;div class="chatBottom"&gt;&amp;#13;<text:tab/><text:tab/><text:tab/>&lt;div class="left"&gt;&amp;#13;<text:tab/><text:tab/><text:tab/><text:tab/>&lt;span class="iconTipsService"/&gt;&amp;#13;<text:tab/><text:tab/><text:tab/><text:tab/>&lt;span class="upPopService text"&gt;&amp;#23458;&amp;#26381;400-888-6636&lt;/span&gt;&amp;#13;<text:tab/><text:tab/><text:tab/>&lt;/div&gt;&amp;#13;<text:tab/><text:tab/>&lt;/div&gt;&amp;#13;<text:tab/>&lt;/div&gt;&amp;#13;&amp;#13;<text:tab/>&lt;div class="entrance control entranceNew" style="display: none"&gt;&amp;#13;<text:tab/><text:tab/>&lt;div class="wrapper upPopServiceWrapper"&gt;&amp;#13;<text:tab/><text:tab/><text:tab/>&lt;span class="iconTipsService"/&gt;&amp;#13;<text:tab/><text:tab/><text:tab/>&lt;span class="upPopService text"&gt;&amp;#23458;&amp;#26381;400-888-6636&lt;/span&gt;&amp;#13;<text:tab/><text:tab/>&lt;/div&gt;&amp;#13;<text:tab/><text:tab/>&lt;span class="splitter"&gt;|&lt;/span&gt;&amp;#13;<text:tab/><text:tab/>&lt;div class="wrapper upPopChatWrapper"&gt;&amp;#13;<text:tab/><text:tab/><text:tab/>&lt;span class="iconTips"/&gt;&amp;#13;<text:tab/><text:tab/><text:tab/>&lt;span class="upPopChat text"&gt;&amp;#32842;&amp;#22825;&amp;#23460;&lt;/span&gt;&amp;#13;<text:tab/><text:tab/>&lt;/div&gt;&amp;#13;<text:tab/>&lt;/div&gt;&amp;#13;&lt;/div&gt;&amp;#13;&amp;#13;&lt;!-- &amp;#35268;&amp;#21017;&amp;#24377;&amp;#23618; --&gt;&amp;#13;&lt;div class="chatRulePop"&gt;&amp;#13;<text:tab/>&lt;div class="popTitle"&gt;&amp;#13; <text:s text:c="6"/>&lt;span&gt;&amp;#32842;&amp;#22825;&amp;#23460;&amp;#35268;&amp;#21017;&lt;/span&gt;&amp;#13; <text:s text:c="6"/>&lt;a class="popClose" href="javascript:void(0)" onclick="javascript:closeChatRulePop()"&gt;X&lt;/a&gt;&amp;#13; <text:s text:c="3"/>&lt;/div&gt;&amp;#13; <text:s text:c="3"/>&lt;ul&gt;&amp;#13; <text:s text:c="3"/><text:tab/>&lt;li&gt;&amp;#13; <text:s text:c="3"/><text:tab/><text:tab/>&lt;span class="titleIcon"/&gt;&amp;#13; <text:s text:c="3"/><text:tab/><text:tab/>&lt;span&gt;&amp;#26412;&amp;#32842;&amp;#22825;&amp;#23460;&amp;#20165;&amp;#20379;OKCoin&amp;#29992;&amp;#25143;&amp;#20132;&amp;#27969;&amp;#35752;&amp;#35770;&amp;#20351;&amp;#29992;&amp;#12290;&lt;/span&gt;&amp;#13; <text:s text:c="3"/><text:tab/>&lt;/li&gt;&amp;#13; <text:s text:c="3"/><text:tab/>&lt;li&gt;&amp;#13; <text:s text:c="3"/><text:tab/><text:tab/>&lt;span class="titleIcon"/&gt;&amp;#13; <text:s text:c="3"/><text:tab/><text:soft-page-break/><text:tab/>&lt;span&gt;&amp;#27809;&amp;#26377;&amp;#20132;&amp;#26131;&amp;#21382;&amp;#21490;&amp;#30340;&amp;#29992;&amp;#25143;&amp;#26080;&amp;#27861;&amp;#21457;&amp;#36865;&amp;#28040;&amp;#24687;&amp;#12290;&lt;/span&gt;&amp;#13; <text:s text:c="3"/><text:tab/>&lt;/li&gt;&amp;#13; <text:s text:c="3"/><text:tab/>&lt;li&gt;&amp;#13; <text:s text:c="3"/><text:tab/><text:tab/>&lt;span class="titleIcon"/&gt;&amp;#13; <text:s text:c="3"/><text:tab/><text:tab/>&lt;span&gt;&amp;#29992;&amp;#25143;&amp;#26165;&amp;#31216;&amp;#19968;&amp;#20010;&amp;#26376;&amp;#20869;&amp;#20801;&amp;#35768;&amp;#20462;&amp;#25913;&amp;#19968;&amp;#27425;&amp;#65292;&amp;#19981;&amp;#20801;&amp;#35768;&amp;#21253;&amp;#21547;&amp;#36785;&amp;#39554;&amp;#20182;&amp;#20154;&amp;#25110;&amp;#25919;&amp;#27835;&amp;#30456;&amp;#20851;&amp;#30340;&amp;#35789;&amp;#27719;&amp;#12290;&lt;/span&gt;&amp;#13; <text:s text:c="3"/><text:tab/>&lt;/li&gt;&amp;#13; <text:s text:c="3"/><text:tab/>&lt;li&gt;&amp;#13; <text:s text:c="3"/><text:tab/><text:tab/>&lt;span class="titleIcon"/&gt;&amp;#13; <text:s text:c="3"/><text:tab/><text:tab/>&lt;span&gt;&amp;#13; <text:s text:c="3"/><text:tab/><text:tab/><text:tab/>&amp;#32842;&amp;#22825;&amp;#26102;&amp;#35831;&amp;#25991;&amp;#26126;&amp;#29992;&amp;#35821;&amp;#65292;&amp;#20005;&amp;#31105;&amp;#20351;&amp;#29992;&amp;#24694;&amp;#24847;&amp;#20398;&amp;#36785;&amp;#65292;&amp;#35787;&amp;#27585;&amp;#20182;&amp;#20154;&amp;#23383;&amp;#30524;&amp;#65307;&amp;#13; <text:s text:c="3"/><text:tab/><text:tab/>&lt;/span&gt;&amp;#13; <text:s text:c="3"/><text:tab/>&lt;/li&gt;&amp;#13; <text:s text:c="3"/><text:tab/>&lt;li&gt;&amp;#13; <text:s text:c="3"/><text:tab/><text:tab/>&lt;span class="titleIconNull floatLeft"/&gt;&amp;#13; <text:s text:c="3"/><text:tab/><text:tab/>&lt;span class="floatLeft" style="width:450px;display: inline-block;"&gt;&amp;#13; <text:s text:c="3"/><text:tab/><text:tab/><text:tab/>&lt;p&gt;&amp;#20005;&amp;#31105;&amp;#35848;&amp;#35770;&amp;#19981;&amp;#20581;&amp;#24247;&amp;#35805;&amp;#39064;&amp;#65307;&lt;/p&gt;&amp;#13;<text:tab/><text:tab/><text:tab/> <text:s text:c="3"/>&lt;p&gt;&amp;#20005;&amp;#31105;&amp;#21047;&amp;#23631;&amp;#24433;&amp;#21709;&amp;#20182;&amp;#20154;&amp;#20132;&amp;#27969;&amp;#65307;&lt;/p&gt;&amp;#13;<text:tab/><text:tab/><text:tab/> <text:s text:c="3"/>&lt;p&gt;&amp;#20005;&amp;#31105;&amp;#21457;&amp;#20219;&amp;#20309;&amp;#24615;&amp;#36136;&amp;#30340;&amp;#24191;&amp;#21578;&amp;#21644;&amp;#22823;&amp;#31687;&amp;#24133;&amp;#30340;&amp;#36716;&amp;#21457;&amp;#20449;&amp;#24687;&amp;#65307;&lt;/p&gt;&amp;#13;<text:tab/><text:tab/><text:tab/> <text:s text:c="3"/>&lt;p&gt;&amp;#20005;&amp;#31105;&amp;#21457;&amp;#24067;&amp;#20219;&amp;#20309;&amp;#26377;&amp;#25439;&amp;#23478;&amp;#24237;&amp;#22768;&amp;#35465;&amp;#21450;&amp;#21033;&amp;#30410;&amp;#30340;&amp;#20449;&amp;#24687;&amp;#65307;&lt;/p&gt;&amp;#13;<text:tab/><text:tab/><text:tab/> <text:s text:c="3"/>&lt;p&gt;&amp;#20005;&amp;#31105;&amp;#21033;&amp;#29992;&amp;#32842;&amp;#22825;&amp;#23460;&amp;#25289;&amp;#24110;&amp;#32467;&amp;#20249;&amp;#65292;&amp;#21046;&amp;#36896;&amp;#32676;&amp;#20307;&amp;#19981;&amp;#21644;&amp;#25110;&amp;#25361;&amp;#36215;&amp;#32676;&amp;#20307;&amp;#20105;&amp;#26007;&amp;#20107;&amp;#31471;&amp;#65307;&lt;/p&gt;&amp;#13;<text:tab/><text:tab/><text:tab/> <text:s text:c="3"/>&lt;p&gt;&amp;#20005;&amp;#31105;&amp;#21457;&amp;#34920;&amp;#19982;&amp;#25919;&amp;#27835;&amp;#26377;&amp;#20851;&amp;#30340;&amp;#24694;&amp;#25630;&amp;#31867;&amp;#35821;&amp;#35328;&amp;#21450;&amp;#20854;&amp;#20182;&amp;#19968;&amp;#20999;&amp;#12290;&lt;/p&gt;&amp;#13;<text:tab/><text:tab/><text:tab/> <text:s text:c="3"/>&lt;p&gt;&amp;#22914;&amp;#26524;&amp;#36829;&amp;#21453;&amp;#19978;&amp;#36848;&amp;#35268;&amp;#23450;&amp;#65292;&amp;#25353;&amp;#29031;&amp;#24773;&amp;#33410;&amp;#20005;&amp;#37325;&amp;#65292;&amp;#36731;&amp;#21017;&amp;#31105;&amp;#35328;&amp;#65292;&amp;#37325;&amp;#21017;&amp;#23553;&amp;#21495;&amp;#12290;&lt;/p&gt;&amp;#13; <text:s text:c="3"/><text:tab/><text:tab/>&lt;/span&gt;&amp;#13; <text:s text:c="3"/><text:tab/>&lt;/li&gt;&amp;#13; <text:s text:c="3"/><text:tab/>&lt;li&gt;&amp;#13; <text:s text:c="3"/><text:tab/><text:tab/>&lt;span class="titleIcon"/&gt;&amp;#13; <text:s text:c="3"/><text:tab/><text:tab/>&lt;span&gt;&amp;#35831;&amp;#22823;&amp;#23478;&amp;#31215;&amp;#26497;&amp;#37197;&amp;#21512;&amp;#32842;&amp;#22825;&amp;#23460;&amp;#31649;&amp;#29702;&amp;#21592;&amp;#30340;&amp;#31649;&amp;#29702;&amp;#65292;&amp;#20849;&amp;#21516;&amp;#33829;&amp;#36896;&amp;#21451;&amp;#22909;&amp;#20581;&amp;#24247;&amp;#30340;&amp;#27675;&amp;#22260;&amp;#12290;&lt;/span&gt;&amp;#13; <text:s text:c="3"/><text:tab/>&lt;/li&gt;&amp;#13; <text:s text:c="3"/>&amp;#13; <text:s text:c="3"/>&lt;/ul&gt;&amp;#13;&amp;#13;&lt;/div&gt;&amp;#13;&amp;#13;&lt;script type="text/javascript" src="https://img.bafang.com/v_20170823002/okcoin/js/chat.js"/&gt;</text:p>
      <text:p text:style-name="P1"><text:tab/></text:p>
      <text:p text:style-name="P1"><text:tab/><text:tab/></text:p>
      <text:p text:style-name="P1"><text:tab/></text:p>
      <text:p text:style-name="P1"/>
      <text:p text:style-name="P1"><text:tab/>&lt;iframe src="" id="ifs" width="0" height="0" style="display:none"/&gt;</text:p>
      <text:p text:style-name="P1"><text:tab/>&lt;div class="okcoinPop" id="okcoinPop"/&gt;</text:p>
      <text:p text:style-name="P1"><text:tab/>&lt;div style="display:none;" id="weixinPop" class="okcoinPop"&gt;</text:p>
      <text:p text:style-name="P1"><text:soft-page-break/><text:tab/><text:tab/>&lt;div id="dialog_content" class="dialog_content"&gt;</text:p>
      <text:p text:style-name="P1"><text:tab/><text:tab/><text:tab/>&lt;div id="dialog_title" class="dialog_title"&gt; &lt;span id="pwdTitle"&gt;&amp;#20851;&amp;#27880;OKCoin&amp;#24494;&amp;#20449;&amp;#20844;&amp;#20247;&amp;#24080;&amp;#25143;&lt;/span&gt;</text:p>
      <text:p text:style-name="P1"><text:tab/><text:tab/><text:tab/><text:tab/>&lt;a title="&amp;#20851;&amp;#38381;" class="dialog_closed" href="javascript:closeWeixinPop();"/&gt;</text:p>
      <text:p text:style-name="P1"><text:tab/><text:tab/><text:tab/>&lt;/div&gt;</text:p>
      <text:p text:style-name="P1"><text:tab/><text:tab/><text:tab/>&lt;div class="dialog_body"&gt;</text:p>
      <text:p text:style-name="P1"><text:tab/><text:tab/><text:tab/><text:tab/>&lt;div class="center"&gt;</text:p>
      <text:p text:style-name="P1"><text:tab/><text:tab/><text:tab/><text:tab/><text:tab/>&lt;div&gt;&lt;img src="https://img.bafang.com/v_20170823002/okcoin/image/weixin.jpg" alt="&amp;#27604;&amp;#29305;&amp;#24065;OKCoin&amp;#24494;&amp;#20449;" style="width:258px;height:258px;"/&gt;&lt;/div&gt;</text:p>
      <text:p text:style-name="P1"><text:tab/><text:tab/><text:tab/><text:tab/><text:tab/>&lt;div class="centertitle"&gt;&amp;#20851;&amp;#27880;OKCoin&amp;#24494;&amp;#20449;&amp;#20844;&amp;#20247;&amp;#24080;&amp;#25143;&amp;#65292;&amp;#24744;&amp;#21487;&amp;#20197;&lt;/div&gt;</text:p>
      <text:p text:style-name="P1"><text:tab/><text:tab/><text:tab/><text:tab/><text:tab/>&lt;ul class="weixing"&gt;</text:p>
      <text:p text:style-name="P1"><text:tab/><text:tab/><text:tab/><text:tab/><text:tab/><text:tab/>&lt;li&gt;1&amp;#12289;&amp;#38543;&amp;#26102;&amp;#38543;&amp;#22320;&amp;#33719;&amp;#21462;OKCoin&amp;#30340;&amp;#26368;&amp;#26032;&amp;#34892;&amp;#24773;&lt;/li&gt;</text:p>
      <text:p text:style-name="P1"><text:tab/><text:tab/><text:tab/><text:tab/><text:tab/><text:tab/>&lt;li&gt;2&amp;#12289;&amp;#38543;&amp;#26102;&amp;#38543;&amp;#22320;&amp;#19982;OKCoin&amp;#23458;&amp;#26381;&amp;#21462;&amp;#24471;&amp;#32852;&amp;#31995;&lt;/li&gt;</text:p>
      <text:p text:style-name="P1"><text:tab/><text:tab/><text:tab/><text:tab/><text:tab/>&lt;/ul&gt;</text:p>
      <text:p text:style-name="P1"><text:tab/><text:tab/><text:tab/><text:tab/>&lt;/div&gt;</text:p>
      <text:p text:style-name="P1"><text:tab/><text:tab/><text:tab/>&lt;/div&gt;</text:p>
      <text:p text:style-name="P1"><text:tab/><text:tab/>&lt;/div&gt;</text:p>
      <text:p text:style-name="P1"><text:tab/>&lt;/div&gt;</text:p>
      <text:p text:style-name="P1">&lt;/div&gt;</text:p>
      <text:p text:style-name="P1">&lt;input type="hidden" id="shareSummary" value="&amp;#25105;&amp;#22312;&amp;#25968;&amp;#23383;&amp;#34394;&amp;#25311;&amp;#36135;&amp;#24065;&amp;#20132;&amp;#26131;&amp;#37327;&amp;#26368;&amp;#22823;&amp;#30340;&amp;#24179;&amp;#21488;&amp;#8212;&amp;#8212;OKCoin&amp;#65292;&amp;#36825;&amp;#37324;&amp;#26377;&amp;#23433;&amp;#20840;&amp;#30340;&amp;#26426;&amp;#21046;&amp;#12289;&amp;#21487;&amp;#38752;&amp;#30340;&amp;#25216;&amp;#26415;&amp;#12289;&amp;#36148;&amp;#24515;&amp;#30340;&amp;#26381;&amp;#21153;&amp;#65292;&amp;#24555;&amp;#26469;&amp;#19968;&amp;#36215;&amp;#24863;&amp;#21463;&amp;#19979;&amp;#21543;~"/&gt;</text:p>
      <text:p text:style-name="P1">&lt;input type="hidden" id="shareTitle" value="&amp;#25105;&amp;#22312;&amp;#25968;&amp;#23383;&amp;#34394;&amp;#25311;&amp;#36135;&amp;#24065;&amp;#20132;&amp;#26131;&amp;#37327;&amp;#26368;&amp;#22823;&amp;#30340;&amp;#24179;&amp;#21488;&amp;#8212;&amp;#8212;OKCoin&amp;#65292;&amp;#36825;&amp;#37324;&amp;#26377;&amp;#23433;&amp;#20840;&amp;#30340;&amp;#26426;&amp;#21046;&amp;#12289;&amp;#21487;&amp;#38752;&amp;#30340;&amp;#25216;&amp;#26415;&amp;#12289;&amp;#36148;&amp;#24515;&amp;#30340;&amp;#26381;&amp;#21153;&amp;#65292;&amp;#24555;&amp;#26469;&amp;#19968;&amp;#36215;&amp;#24863;&amp;#21463;&amp;#19979;&amp;#21543;~"/&gt;</text:p>
      <text:p text:style-name="P1">&lt;input type="hidden" id="tickerSymbol" value="0"/&gt;</text:p>
      <text:p text:style-name="P1">&lt;script type="text/javascript"&gt;</text:p>
      <text:p text:style-name="P1"><text:tab/>function clossChartActive(){</text:p>
      <text:p text:style-name="P1"><text:tab/><text:tab/>var chartActiveNew = new CookieClass();</text:p>
      <text:p text:style-name="P1"><text:tab/><text:tab/>if(chartActiveNew.getCookie("chartActiveNew") == "" || chartActiveNew.getCookie("chartActiveNew") == 1){</text:p>
      <text:p text:style-name="P1"><text:tab/><text:tab/><text:tab/>chartActiveNew.setCookie("chartActiveNew", 0);</text:p>
      <text:p text:style-name="P1"><text:soft-page-break/><text:tab/><text:tab/>}</text:p>
      <text:p text:style-name="P1"><text:tab/><text:tab/>document.getElementById('goToNewFutureActive').style.display="none";</text:p>
      <text:p text:style-name="P1"><text:tab/>}</text:p>
      <text:p text:style-name="P1"><text:tab/>jQuery(function(){</text:p>
      <text:p text:style-name="P1"><text:tab/><text:tab/>if(jQuery("#marginBullTitle")){</text:p>
      <text:p text:style-name="P1"><text:tab/><text:tab/><text:tab/>boxFloat("marginBullTitle","marginBullEp");</text:p>
      <text:p text:style-name="P1"><text:tab/><text:tab/><text:tab/>boxFloat("marginBullMoreOver","marginBullEp");</text:p>
      <text:p text:style-name="P1"><text:tab/><text:tab/>}</text:p>
      <text:p text:style-name="P1"><text:tab/><text:tab/>if(jQuery("#marginAccountsTitle")){</text:p>
      <text:p text:style-name="P1"><text:tab/><text:tab/><text:tab/>boxFloat("marginAccountsTitle","marginAccountsEp");</text:p>
      <text:p text:style-name="P1"><text:tab/><text:tab/><text:tab/>boxFloat("marginAccountsMoreOver","marginAccountsEp");</text:p>
      <text:p text:style-name="P1"><text:tab/><text:tab/>}</text:p>
      <text:p text:style-name="P1"><text:tab/>});</text:p>
      <text:p text:style-name="P1"><text:tab/>boxFloat("languageTypeStyle","languageTypeStyleId");</text:p>
      <text:p text:style-name="P1"><text:tab/>boxFloat("moreMenu","moreMenuCont");</text:p>
      <text:p text:style-name="P1"><text:tab/>boxFloat("moreInfoUnlogin","moreInfoContentUnlogin");</text:p>
      <text:p text:style-name="P1"><text:tab/></text:p>
      <text:p text:style-name="P1"><text:s text:c="4"/></text:p>
      <text:p text:style-name="P1"><text:tab/><text:tab/></text:p>
      <text:p text:style-name="P1"><text:tab/><text:tab/></text:p>
      <text:p text:style-name="P1"><text:tab/><text:tab/><text:tab/></text:p>
      <text:p text:style-name="P1"><text:tab/><text:tab/><text:tab/></text:p>
      <text:p text:style-name="P1"><text:tab/><text:tab/><text:tab/><text:tab/></text:p>
      <text:p text:style-name="P1"><text:tab/><text:tab/><text:tab/></text:p>
      <text:p text:style-name="P1"><text:tab/><text:tab/></text:p>
      <text:p text:style-name="P1"><text:s text:c="4"/><text:tab/><text:tab/></text:p>
      <text:p text:style-name="P1"><text:tab/><text:tab/></text:p>
      <text:p text:style-name="P1"><text:tab/></text:p>
      <text:p text:style-name="P1"><text:tab/></text:p>
      <text:p text:style-name="P1"/>
      <text:p text:style-name="P1">&lt;/script&gt;</text:p>
      <text:p text:style-name="P1">&lt;script type="text/javascript"&gt;</text:p>
      <text:p text:style-name="P1"><text:s text:c="4"/>function openUdesk() {</text:p>
      <text:p text:style-name="P1"><text:s text:c="8"/>window.open('http://ok.udesk.cn/im_client?web_plugin_id=24328', '_blank', 'height=400, width=400, top=0, left=0, toolbar=no, menubar=no, scrollbars=no, resizable=no, location=no, status=no')</text:p>
      <text:p text:style-name="P1"><text:s text:c="4"/>}</text:p>
      <text:p text:style-name="P1">&lt;/script&gt;</text:p>
      <text:p text:style-name="P1"/>
      <text:p text:style-name="P1"/>
      <text:p text:style-name="P1"/>
      <text:p text:style-name="P1"/>
      <text:p text:style-name="P1"/>
      <text:p text:style-name="P1">&lt;script type="text/javascript"&gt;</text:p>
      <text:p text:style-name="P1"><text:s text:c="8"/></text:p>
      <text:p text:style-name="P1"><text:s text:c="12"/></text:p>
      <text:p text:style-name="P1"><text:tab/><text:tab/><text:tab/> <text:s text:c="11"/>var _hmt = _hmt || [];</text:p>
      <text:p text:style-name="P1"><text:tab/><text:tab/><text:tab/> <text:s text:c="11"/>(function() {</text:p>
      <text:p text:style-name="P1"><text:tab/><text:tab/><text:tab/> <text:s text:c="13"/>var hm = document.createElement("script");</text:p>
      <text:p text:style-name="P1"><text:tab/><text:tab/><text:tab/> <text:s text:c="13"/>hm.src = "//hm.baidu.com/hm.js?5244adb4ce18f1d626ffc94627dd9fd7";</text:p>
      <text:p text:style-name="P1"><text:soft-page-break/><text:tab/><text:tab/><text:tab/> <text:s text:c="13"/>var s = document.getElementsByTagName("script")[0]; </text:p>
      <text:p text:style-name="P1"><text:tab/><text:tab/><text:tab/> <text:s text:c="13"/>s.parentNode.insertBefore(hm, s);</text:p>
      <text:p text:style-name="P1"><text:tab/><text:tab/><text:tab/> <text:s text:c="11"/>})();</text:p>
      <text:p text:style-name="P1"><text:s text:c="12"/></text:p>
      <text:p text:style-name="P1"><text:s text:c="8"/></text:p>
      <text:p text:style-name="P1"><text:tab/>jQuery(function(){</text:p>
      <text:p text:style-name="P1"><text:tab/><text:tab/>var c_url=window.location.href;</text:p>
      <text:p text:style-name="P1"><text:tab/><text:tab/>jQuery.post("/logRecord.do",{c_url:c_url},function(){</text:p>
      <text:p text:style-name="P1"/>
      <text:p text:style-name="P1"><text:tab/><text:tab/>});</text:p>
      <text:p text:style-name="P1"><text:tab/>});</text:p>
      <text:p text:style-name="P1"/>
      <text:p text:style-name="P1"><text:tab/>function _hmtPush(dataArray) {</text:p>
      <text:p text:style-name="P1"><text:tab/><text:tab/></text:p>
      <text:p text:style-name="P1"><text:tab/><text:tab/>typeof _hmt != 'undefined' &amp;amp;&amp;amp; _hmt.push(dataArray);</text:p>
      <text:p text:style-name="P1"><text:tab/>}</text:p>
      <text:p text:style-name="P1">&lt;/script&gt;</text:p>
      <text:p text:style-name="P1"/>
      <text:p text:style-name="P1"/>
      <text:p text:style-name="P1"/>
      <text:p text:style-name="P1"><text:tab/></text:p>
      <text:p text:style-name="P1"/>
      <text:p text:style-name="P1">&lt;div class="index_friendLink" style="min-width: 1180px;"&gt;</text:p>
      <text:p text:style-name="P1"><text:s/>&lt;div class="inner_block"&gt;</text:p>
      <text:p text:style-name="P1"><text:s text:c="2"/>&lt;span style="margin-right: -15px;"&gt;&amp;#32593;&amp;#31449;&amp;#38142;&amp;#25509;&amp;#65306;&lt;/span&gt;</text:p>
      <text:p text:style-name="P1"><text:s text:c="2"/>&lt;a target="_blank" href="https://www.okcoin.cn"&gt;&amp;#27604;&amp;#29305;&amp;#24065;&lt;/a&gt;</text:p>
      <text:p text:style-name="P1"><text:s text:c="2"/>&lt;a target="_blank" href="https://www.okcoin.cn/market-btc.html"&gt;&amp;#27604;&amp;#29305;&amp;#24065;&amp;#34892;&amp;#24773;&lt;/a&gt;</text:p>
      <text:p text:style-name="P1"><text:s text:c="2"/>&lt;a target="_blank" href="https://www.okcoin.cn"&gt;&amp;#33713;&amp;#29305;&amp;#24065;&lt;/a&gt;</text:p>
      <text:p text:style-name="P1"><text:s text:c="2"/>&lt;a target="_blank" href="https://www.okcoin.cn/market-ltc.htm"&gt;&amp;#33713;&amp;#29305;&amp;#24065;&amp;#34892;&amp;#24773;&lt;/a&gt;</text:p>
      <text:p text:style-name="P1"><text:s text:c="2"/>&lt;a target="_blank" href="https://www.okcoin.cn"&gt;&amp;#20197;&amp;#22826;&amp;#22346;&lt;/a&gt;</text:p>
      <text:p text:style-name="P1"><text:s text:c="2"/>&lt;a target="_blank" href="https://www.okcoin.cn/market-eth.html"&gt;&amp;#20197;&amp;#22826;&amp;#22346;&amp;#34892;&amp;#24773;&lt;/a&gt;</text:p>
      <text:p text:style-name="P1"><text:s text:c="2"/>&lt;a target="_blank" href="https://www.okcoin.cn"&gt;&amp;#20197;&amp;#22826;&amp;#24065;&lt;/a&gt;</text:p>
      <text:p text:style-name="P1"><text:s text:c="2"/>&lt;a target="_blank" href="https://www.okcoin.cn/market-btc.html"&gt;&amp;#20197;&amp;#22826;&amp;#24065;&amp;#34892;&amp;#24773;&lt;/a&gt;</text:p>
      <text:p text:style-name="P1"><text:s text:c="2"/>&lt;a target="_blank" href="https://www.okcoin.cn"&gt;&amp;#27604;&amp;#29305;&amp;#24065;&amp;#20132;&amp;#26131;&amp;#24179;&amp;#21488;&lt;/a&gt;</text:p>
      <text:p text:style-name="P1"><text:s text:c="2"/>&lt;a target="_blank" href="https://www.okcoin.cn"&gt;&amp;#27604;&amp;#29305;&amp;#24065;&amp;#20132;&amp;#26131;&amp;#32593;&lt;/a&gt;</text:p>
      <text:p text:style-name="P1"><text:s text:c="2"/>&lt;a target="_blank" href="https://www.okcoin.cn"&gt;ETH&lt;/a&gt;</text:p>
      <text:p text:style-name="P1"><text:s text:c="2"/>&lt;a target="_blank" href="https://www.okcoin.cn"&gt;&amp;#27604;&amp;#29305;&amp;#24065;&amp;#20132;&amp;#26131;&amp;#24179;&amp;#21488;&amp;#25490;&amp;#21517;&lt;/a&gt;</text:p>
      <text:p text:style-name="P1"><text:s text:c="2"/>&lt;a target="_blank" href="https://www.okcoin.cn"&gt;&amp;#27604;&amp;#29305;&amp;#24065;&amp;#20013;&amp;#22269;&amp;#20132;&amp;#26131;&amp;#24179;&amp;#21488;&lt;/a&gt;</text:p>
      <text:p text:style-name="P1"><text:soft-page-break/><text:s text:c="2"/>&lt;a target="_blank" href="https://www.okcoin.cn"&gt;&amp;#27604;&amp;#29305;&amp;#24065;&amp;#20132;&amp;#26131;&lt;/a&gt;</text:p>
      <text:p text:style-name="P1"><text:s text:c="2"/>&lt;a target="_blank" href="https://www.okcoin.cn"&gt;BTC&lt;/a&gt;</text:p>
      <text:p text:style-name="P1"><text:s text:c="2"/>&lt;a target="_blank" href="https://www.okcoin.cn"&gt;&amp;#34394;&amp;#25311;&amp;#36135;&lt;/a&gt;</text:p>
      <text:p text:style-name="P1"><text:s text:c="2"/>&lt;a target="_blank" href="https://www.okcoin.cn/market-btc.html"&gt;&amp;#27604;&amp;#29305;&amp;#24065;&amp;#20170;&amp;#26085;&amp;#20215;&amp;#26684;&lt;/a&gt;</text:p>
      <text:p text:style-name="P1"><text:s/>&lt;/div&gt;</text:p>
      <text:p text:style-name="P1">&lt;/div&gt;</text:p>
      <text:p text:style-name="P1"/>
      <text:p text:style-name="P1"/>
      <text:p text:style-name="P1">&lt;/body&gt;</text:p>
      <text:p text:style-name="P1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11:54:01.254120220</meta:creation-date>
    <dc:date>2017-08-31T12:24:52.855305579</dc:date>
    <meta:editing-duration>PT20M40S</meta:editing-duration>
    <meta:editing-cycles>1</meta:editing-cycles>
    <meta:document-statistic meta:table-count="0" meta:image-count="0" meta:object-count="0" meta:page-count="29" meta:paragraph-count="875" meta:word-count="2532" meta:character-count="58603" meta:non-whitespace-character-count="45329"/>
    <meta:generator>LibreOffice/5.1.6.2$Linux_x86 LibreOffice_project/10m0$Build-2</meta:generator>
  </office:meta>
</office:document-meta>
</file>